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4303792.8523467" calcext:value-type="float">
            <text:p><text:s/>44,303,793 <text:s/></text:p>
          </table:table-cell>
          <table:table-cell table:style-name="ce42" office:value-type="float" office:value="5583271.83555556" calcext:value-type="float">
            <text:p><text:s/>5,583,272 <text:s/></text:p>
          </table:table-cell>
          <table:table-cell table:style-name="ce42" office:value-type="float" office:value="31828427.7501244" calcext:value-type="float">
            <text:p><text:s/>31,828,428 <text:s/></text:p>
          </table:table-cell>
          <table:table-cell table:style-name="ce42" office:value-type="float" office:value="271117.444444444" calcext:value-type="float">
            <text:p><text:s/>271,117 <text:s/></text:p>
          </table:table-cell>
          <table:table-cell table:style-name="ce42" office:value-type="float" office:value="6418909.93333333" calcext:value-type="float">
            <text:p><text:s/>6,418,9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065.888888889" calcext:value-type="float">
            <text:p><text:s/>202,0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6046.4555555556" calcext:value-type="float">
            <text:p><text:s/>16,0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3.12222222222" calcext:value-type="float">
            <text:p><text:s/>1,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33.3333333333" calcext:value-type="float">
            <text:p><text:s/>14,9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73950.401333333" calcext:value-type="float">
            <text:p><text:s/>873,950 <text:s/></text:p>
          </table:table-cell>
          <table:table-cell table:style-name="ce42" office:value-type="float" office:value="148527.88" calcext:value-type="float">
            <text:p><text:s/>148,528 <text:s/></text:p>
          </table:table-cell>
          <table:table-cell table:style-name="ce42" office:value-type="float" office:value="567448.665777778" calcext:value-type="float">
            <text:p><text:s/>567,449 <text:s/></text:p>
          </table:table-cell>
          <table:table-cell table:style-name="ce42" office:value-type="float" office:value="-5486.72222222222" calcext:value-type="float">
            <text:p><text:s/>-5,487 <text:s/></text:p>
          </table:table-cell>
          <table:table-cell table:style-name="ce42" office:value-type="float" office:value="132940.577777778" calcext:value-type="float">
            <text:p><text:s/>132,9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20" calcext:value-type="float">
            <text:p><text:s/>30,5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3413795.9954578" calcext:value-type="float">
            <text:p><text:s/>43,413,796 <text:s/></text:p>
          </table:table-cell>
          <table:table-cell table:style-name="ce43" office:value-type="float" office:value="5434743.95555556" calcext:value-type="float">
            <text:p><text:s/>5,434,744 <text:s/></text:p>
          </table:table-cell>
          <table:table-cell table:style-name="ce43" office:value-type="float" office:value="31260979.0843467" calcext:value-type="float">
            <text:p><text:s/>31,260,979 <text:s/></text:p>
          </table:table-cell>
          <table:table-cell table:style-name="ce43" office:value-type="float" office:value="275491.044444444" calcext:value-type="float">
            <text:p><text:s/>275,491 <text:s/></text:p>
          </table:table-cell>
          <table:table-cell table:style-name="ce43" office:value-type="float" office:value="6285969.35555556" calcext:value-type="float">
            <text:p><text:s/>6,285,96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6612.555555556" calcext:value-type="float">
            <text:p><text:s/>156,61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200192.14899556" calcext:value-type="float">
            <text:p><text:s/>1,200,192 <text:s/></text:p>
          </table:table-cell>
          <table:table-cell table:style-name="ce43" office:value-type="float" office:value="541139.286666667" calcext:value-type="float">
            <text:p><text:s/>541,139 <text:s/></text:p>
          </table:table-cell>
          <table:table-cell table:style-name="ce43" office:value-type="float" office:value="-170920.304337778" calcext:value-type="float">
            <text:p><text:s/>-170,920 <text:s/></text:p>
          </table:table-cell>
          <table:table-cell table:style-name="ce43" office:value-type="float" office:value="81941.8888888889" calcext:value-type="float">
            <text:p><text:s/>81,942 <text:s/></text:p>
          </table:table-cell>
          <table:table-cell table:style-name="ce43" office:value-type="float" office:value="700272.611111112" calcext:value-type="float">
            <text:p><text:s/>700,27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7758.6666666666" calcext:value-type="float">
            <text:p><text:s/>47,75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3359234.3559271" calcext:value-type="float">
            <text:p><text:s/>43,359,234 <text:s/></text:p>
          </table:table-cell>
          <table:table-cell table:style-name="ce42" office:value-type="float" office:value="4893604.66888889" calcext:value-type="float">
            <text:p><text:s/>4,893,605 <text:s/></text:p>
          </table:table-cell>
          <table:table-cell table:style-name="ce42" office:value-type="float" office:value="27632092.9295439" calcext:value-type="float">
            <text:p><text:s/>27,632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85696.74444445" calcext:value-type="float">
            <text:p><text:s/>5,585,6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9225.11111111" calcext:value-type="float">
            <text:p><text:s/>4,079,2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373534.29156222" calcext:value-type="float">
            <text:p><text:s/>6,373,534 <text:s/></text:p>
          </table:table-cell>
          <table:table-cell table:style-name="ce42" office:value-type="float" office:value="4893604.66888889" calcext:value-type="float">
            <text:p><text:s/>4,893,605 <text:s/></text:p>
          </table:table-cell>
          <table:table-cell table:style-name="ce42" office:value-type="float" office:value="1479929.62267333" calcext:value-type="float">
            <text:p><text:s/>1,479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467277.66333333" calcext:value-type="float">
            <text:p><text:s/>5,467,2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8052.55222222" calcext:value-type="float">
            <text:p><text:s/>1,388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79225.11111111" calcext:value-type="float">
            <text:p><text:s/>4,079,2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223599.4" calcext:value-type="float">
            <text:p><text:s/>21,223,5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82899.1" calcext:value-type="float">
            <text:p><text:s/>15,782,8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40700.3" calcext:value-type="float">
            <text:p><text:s/>5,440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418731.555733333" calcext:value-type="float">
            <text:p><text:s/>418,7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731.555733333" calcext:value-type="float">
            <text:p><text:s/>418,7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464712.958862222" calcext:value-type="float">
            <text:p><text:s/>464,7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4712.958862222" calcext:value-type="float">
            <text:p><text:s/>464,7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411378.48643601" calcext:value-type="float">
            <text:p><text:s/>9,411,37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097767.14005276" calcext:value-type="float">
            <text:p><text:s/>8,097,76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4996.444444444" calcext:value-type="float">
            <text:p><text:s/>144,99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449291.18833333" calcext:value-type="float">
            <text:p><text:s/>8,449,2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02660.33333333" calcext:value-type="float">
            <text:p><text:s/>4,802,6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449291.18833333" calcext:value-type="float">
            <text:p><text:s/>8,449,2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02660.33333333" calcext:value-type="float">
            <text:p><text:s/>4,802,6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311668.169" calcext:value-type="float">
            <text:p><text:s/>1,311,66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32836.199333333" calcext:value-type="float">
            <text:p><text:s/>632,83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78831.969666667" calcext:value-type="float">
            <text:p><text:s/>678,83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74363.0766666667" calcext:value-type="float">
            <text:p><text:s/>74,36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64922.6666666667" calcext:value-type="float">
            <text:p><text:s/>64,92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917629.43320177" calcext:value-type="float">
            <text:p><text:s/>5,917,6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99806.45914058" calcext:value-type="float">
            <text:p><text:s/>3,799,806 <text:s/></text:p>
          </table:table-cell>
          <table:table-cell table:style-name="ce44" office:value-type="float" office:value="193549.155555556" calcext:value-type="float">
            <text:p><text:s/>193,54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67366.444444445" calcext:value-type="float">
            <text:p><text:s/>767,36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62428.73320177" calcext:value-type="float">
            <text:p><text:s/>5,562,4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99806.45914058" calcext:value-type="float">
            <text:p><text:s/>3,799,806 <text:s/></text:p>
          </table:table-cell>
          <table:table-cell table:style-name="ce44" office:value-type="float" office:value="123106.9" calcext:value-type="float">
            <text:p><text:s/>123,10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82608" calcext:value-type="float">
            <text:p><text:s/>482,60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62428.73320177" calcext:value-type="float">
            <text:p><text:s/>5,562,4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99806.45914058" calcext:value-type="float">
            <text:p><text:s/>3,799,806 <text:s/></text:p>
          </table:table-cell>
          <table:table-cell table:style-name="ce42" office:value-type="float" office:value="123106.9" calcext:value-type="float">
            <text:p><text:s/>123,1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608" calcext:value-type="float">
            <text:p><text:s/>482,6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5289.92" calcext:value-type="float">
            <text:p><text:s/>45,2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289.92" calcext:value-type="float">
            <text:p><text:s/>45,2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19236.000488437" calcext:value-type="float">
            <text:p><text:s/>319,2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236.000488437" calcext:value-type="float">
            <text:p><text:s/>319,2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30939.506634656" calcext:value-type="float">
            <text:p><text:s/>530,9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0939.506634656" calcext:value-type="float">
            <text:p><text:s/>530,9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790685.00367971" calcext:value-type="float">
            <text:p><text:s/>1,790,6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5741.13701304" calcext:value-type="float">
            <text:p><text:s/>1,785,7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03817.46533034" calcext:value-type="float">
            <text:p><text:s/>1,403,8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3817.46533034" calcext:value-type="float">
            <text:p><text:s/>1,403,8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0211.2909580199" calcext:value-type="float">
            <text:p>( 50,21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0211.2909580199" calcext:value-type="float">
            <text:p>( 50,21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53606.17437232" calcext:value-type="float">
            <text:p>( 1,353,60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53606.17437232" calcext:value-type="float">
            <text:p>( 1,353,60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05267.226691684" calcext:value-type="float">
            <text:p><text:s/>305,2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5267.226691684" calcext:value-type="float">
            <text:p><text:s/>305,2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6656.444991019" calcext:value-type="float">
            <text:p><text:s/>76,6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656.444991019" calcext:value-type="float">
            <text:p><text:s/>76,6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943.86666666667" calcext:value-type="float">
            <text:p><text:s/>4,944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3237.5111111111" calcext:value-type="float">
            <text:p><text:s/>13,2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37.5111111111" calcext:value-type="float">
            <text:p><text:s/>13,2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223.07555555556" calcext:value-type="float">
            <text:p><text:s/>3,2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23.07555555556" calcext:value-type="float">
            <text:p><text:s/>3,2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255.0755555556" calcext:value-type="float">
            <text:p><text:s/>13,25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3255.0755555556" calcext:value-type="float">
            <text:p><text:s/>13,25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072600.49777778" calcext:value-type="float">
            <text:p><text:s/>1,072,6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2600.49777778" calcext:value-type="float">
            <text:p><text:s/>1,072,6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42084.97777778" calcext:value-type="float">
            <text:p><text:s/>1,042,0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2084.97777778" calcext:value-type="float">
            <text:p><text:s/>1,042,0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0515.52" calcext:value-type="float">
            <text:p><text:s/>30,5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515.52" calcext:value-type="float">
            <text:p><text:s/>30,5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57678.40739452" calcext:value-type="float">
            <text:p><text:s/>1,757,6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106.9" calcext:value-type="float">
            <text:p><text:s/>123,1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608" calcext:value-type="float">
            <text:p><text:s/>482,6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57678.40739452" calcext:value-type="float">
            <text:p><text:s/>1,757,6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106.9" calcext:value-type="float">
            <text:p><text:s/>123,1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608" calcext:value-type="float">
            <text:p><text:s/>482,6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283.7350044445" calcext:value-type="float">
            <text:p><text:s/>16,2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83.7350044445" calcext:value-type="float">
            <text:p><text:s/>16,2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55200.7" calcext:value-type="float">
            <text:p><text:s/>355,2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42.2555555555" calcext:value-type="float">
            <text:p><text:s/>70,4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758.444444444" calcext:value-type="float">
            <text:p><text:s/>284,7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55200.7" calcext:value-type="float">
            <text:p><text:s/>355,2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42.2555555555" calcext:value-type="float">
            <text:p><text:s/>70,4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758.444444444" calcext:value-type="float">
            <text:p><text:s/>284,7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6411633.008938" calcext:value-type="float">
            <text:p><text:s/>126,411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006687.0846035" calcext:value-type="float">
            <text:p><text:s/>98,006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27422.8670185" calcext:value-type="float">
            <text:p><text:s/>24,027,4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2048381.443" calcext:value-type="float">
            <text:p><text:s/>92,048,3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428175.0306345" calcext:value-type="float">
            <text:p><text:s/>68,428,1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20206.4123655" calcext:value-type="float">
            <text:p><text:s/>23,620,2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104663.25102" calcext:value-type="float">
            <text:p><text:s/>2,104,6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4663.25102" calcext:value-type="float">
            <text:p><text:s/>2,104,6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484584.911102" calcext:value-type="float">
            <text:p><text:s/>1,484,5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4584.911102" calcext:value-type="float">
            <text:p><text:s/>1,484,5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774003.403816" calcext:value-type="float">
            <text:p><text:s/>30,774,0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89263.891847" calcext:value-type="float">
            <text:p><text:s/>25,989,2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216.454653" calcext:value-type="float">
            <text:p><text:s/>407,2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5925507.708574" calcext:value-type="float">
            <text:p><text:s/>25,925,5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82887.109942" calcext:value-type="float">
            <text:p><text:s/>24,382,8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404.468186" calcext:value-type="float">
            <text:p><text:s/>221,4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5925507.708574" calcext:value-type="float">
            <text:p><text:s/>25,925,50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382887.109942" calcext:value-type="float">
            <text:p><text:s/>24,382,8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1404.468186" calcext:value-type="float">
            <text:p><text:s/>221,40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76462.4357961927" calcext:value-type="float">
            <text:p><text:s/>76,462 <text:s/></text:p>
          </table:table-cell>
          <table:table-cell table:style-name="ce41" office:value-type="float" office:value="3850.41" calcext:value-type="float">
            <text:p><text:s/>3,850 <text:s/></text:p>
          </table:table-cell>
          <table:table-cell table:style-name="ce41" office:value-type="float" office:value="72612.0257961927" calcext:value-type="float">
            <text:p><text:s/>72,612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546173.0712882" calcext:value-type="float">
            <text:p><text:s/>69,546,173 <text:s/></text:p>
          </table:table-cell>
          <table:table-cell table:style-name="ce42" office:value-type="float" office:value="51570375.437" calcext:value-type="float">
            <text:p><text:s/>51,570,3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897.282" calcext:value-type="float">
            <text:p><text:s/>200,8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7198.6648198" calcext:value-type="float">
            <text:p><text:s/>2,337,1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83134.4295578" calcext:value-type="float">
            <text:p><text:s/>21,783,1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8340.53" calcext:value-type="float">
            <text:p><text:s/>558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66.57738739" calcext:value-type="float">
            <text:p><text:s/>43,8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4411.34586667" calcext:value-type="float">
            <text:p><text:s/>1,444,4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42808.576" calcext:value-type="float">
            <text:p><text:s/>3,342,8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655090.72275718" calcext:value-type="float">
            <text:p><text:s/>-655,091 <text:s/></text:p>
          </table:table-cell>
          <table:table-cell table:style-name="ce42" office:value-type="float" office:value="-93372.602" calcext:value-type="float">
            <text:p><text:s/>-93,373 <text:s/></text:p>
          </table:table-cell>
          <table:table-cell table:style-name="ce42" office:value-type="float" office:value="193.3463274802" calcext:value-type="float">
            <text:p><text:s/>193 <text:s/></text:p>
          </table:table-cell>
          <table:table-cell table:style-name="ce42" office:value-type="float" office:value="-187765.443" calcext:value-type="float">
            <text:p><text:s/>-187,765 <text:s/></text:p>
          </table:table-cell>
          <table:table-cell table:style-name="ce42" office:value-type="float" office:value="-0.00000000009" calcext:value-type="float">
            <text:p><text:s/>-0 <text:s/></text:p>
          </table:table-cell>
          <table:table-cell table:style-name="ce42" office:value-type="float" office:value="-40831.01058655" calcext:value-type="float">
            <text:p><text:s/>-40,8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707371.878417" calcext:value-type="float">
            <text:p><text:s/>43,707,372 <text:s/></text:p>
          </table:table-cell>
          <table:table-cell table:style-name="ce43" office:value-type="float" office:value="51667598.449" calcext:value-type="float">
            <text:p><text:s/>51,667,598 <text:s/></text:p>
          </table:table-cell>
          <table:table-cell table:style-name="ce43" office:value-type="float" office:value="72418.6794687125" calcext:value-type="float">
            <text:p><text:s/>72,419 <text:s/></text:p>
          </table:table-cell>
          <table:table-cell table:style-name="ce43" office:value-type="float" office:value="-169677.805" calcext:value-type="float">
            <text:p><text:s/>-169,678 <text:s/></text:p>
          </table:table-cell>
          <table:table-cell table:style-name="ce43" office:value-type="float" office:value="0.00000000009" calcext:value-type="float">
            <text:p><text:s/>0 <text:s/></text:p>
          </table:table-cell>
          <table:table-cell table:style-name="ce43" office:value-type="float" office:value="2334163.09801896" calcext:value-type="float">
            <text:p><text:s/>2,334,1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0004.01506444" calcext:value-type="float">
            <text:p><text:s/>3,380,0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811.16022" calcext:value-type="float">
            <text:p><text:s/>108,8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93333" calcext:value-type="float">
            <text:p><text:s/>0 <text:s/></text:p>
          </table:table-cell>
          <table:table-cell table:style-name="ce43" office:value-type="float" office:value="-0.00000000002006" calcext:value-type="float">
            <text:p><text:s/>-0 <text:s/></text:p>
          </table:table-cell>
          <table:table-cell table:style-name="ce43" office:value-type="float" office:value="-0.00000000000151" calcext:value-type="float">
            <text:p><text:s/>-0 <text:s/></text:p>
          </table:table-cell>
          <table:table-cell table:style-name="ce43" office:value-type="float" office:value="-463302.949488274" calcext:value-type="float">
            <text:p><text:s/>-463,303 <text:s/></text:p>
          </table:table-cell>
          <table:table-cell table:style-name="ce43" office:value-type="float" office:value="-7102.927" calcext:value-type="float">
            <text:p><text:s/>-7,103 <text:s/></text:p>
          </table:table-cell>
          <table:table-cell table:style-name="ce43" office:value-type="float" office:value="-0.0458694444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44.14972596644" calcext:value-type="float">
            <text:p><text:s/>2,2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60499.600808671" calcext:value-type="float">
            <text:p><text:s/>360,500 <text:s/></text:p>
          </table:table-cell>
          <table:table-cell table:style-name="ce42" office:value-type="float" office:value="664982.618718997" calcext:value-type="float">
            <text:p><text:s/>664,983 <text:s/></text:p>
          </table:table-cell>
          <table:table-cell table:style-name="ce42" office:value-type="float" office:value="143132.682411144" calcext:value-type="float">
            <text:p><text:s/>143,133 <text:s/></text:p>
          </table:table-cell>
          <table:table-cell table:style-name="ce42" office:value-type="float" office:value="53614142.8248505" calcext:value-type="float">
            <text:p><text:s/>53,614,143 <text:s/></text:p>
          </table:table-cell>
          <table:table-cell table:style-name="ce42" office:value-type="float" office:value="51674701.376" calcext:value-type="float">
            <text:p><text:s/>51,674,701 <text:s/></text:p>
          </table:table-cell>
          <table:table-cell table:style-name="ce42" office:value-type="float" office:value="72418.7253381569" calcext:value-type="float">
            <text:p><text:s/>72,419 <text:s/></text:p>
          </table:table-cell>
          <table:table-cell table:style-name="ce42" office:value-type="float" office:value="200897.282" calcext:value-type="float">
            <text:p><text:s/>200,897 <text:s/></text:p>
          </table:table-cell>
          <table:table-cell table:style-name="ce42" office:value-type="float" office:value="293291.614883019" calcext:value-type="float">
            <text:p><text:s/>293,292 <text:s/></text:p>
          </table:table-cell>
          <table:table-cell table:style-name="ce42" office:value-type="float" office:value="548.276171375733" calcext:value-type="float">
            <text:p><text:s/>5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948017.3833382" calcext:value-type="float">
            <text:p><text:s/>51,948,017 <text:s/></text:p>
          </table:table-cell>
          <table:table-cell table:style-name="ce42" office:value-type="float" office:value="51674701.376" calcext:value-type="float">
            <text:p><text:s/>51,674,701 <text:s/></text:p>
          </table:table-cell>
          <table:table-cell table:style-name="ce42" office:value-type="float" office:value="72418.7253381569" calcext:value-type="float">
            <text:p><text:s/>72,419 <text:s/></text:p>
          </table:table-cell>
          <table:table-cell table:style-name="ce42" office:value-type="float" office:value="200897.282" calcext:value-type="float">
            <text:p><text:s/>200,8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5945.06666667" calcext:value-type="float">
            <text:p><text:s/>1,255,9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5.77373333333" calcext:value-type="float">
            <text:p><text:s/>2,2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31.9648" calcext:value-type="float">
            <text:p><text:s/>2,4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60499.600808671" calcext:value-type="float">
            <text:p><text:s/>360,500 <text:s/></text:p>
          </table:table-cell>
          <table:table-cell table:style-name="ce43" office:value-type="float" office:value="664982.618718997" calcext:value-type="float">
            <text:p><text:s/>664,983 <text:s/></text:p>
          </table:table-cell>
          <table:table-cell table:style-name="ce43" office:value-type="float" office:value="143132.682411144" calcext:value-type="float">
            <text:p><text:s/>143,133 <text:s/></text:p>
          </table:table-cell>
          <table:table-cell table:style-name="ce43" office:value-type="float" office:value="405472.636312322" calcext:value-type="float">
            <text:p><text:s/>405,47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3291.614883019" calcext:value-type="float">
            <text:p><text:s/>293,292 <text:s/></text:p>
          </table:table-cell>
          <table:table-cell table:style-name="ce43" office:value-type="float" office:value="548.276171375733" calcext:value-type="float">
            <text:p><text:s/>5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44259.6" calcext:value-type="float">
            <text:p><text:s/>1,444,260 <text:s/></text:p>
          </table:table-cell>
          <table:table-cell table:style-name="ce42" office:value-type="float" office:value="1922218.746" calcext:value-type="float">
            <text:p><text:s/>1,922,219 <text:s/></text:p>
          </table:table-cell>
          <table:table-cell table:style-name="ce42" office:value-type="float" office:value="280152.509" calcext:value-type="float">
            <text:p><text:s/>280,153 <text:s/></text:p>
          </table:table-cell>
          <table:table-cell table:style-name="ce42" office:value-type="float" office:value="57393210.6417998" calcext:value-type="float">
            <text:p><text:s/>57,393,2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699.087" calcext:value-type="float">
            <text:p><text:s/>435,699 <text:s/></text:p>
          </table:table-cell>
          <table:table-cell table:style-name="ce42" office:value-type="float" office:value="2975039.09104333" calcext:value-type="float">
            <text:p><text:s/>2,975,039 <text:s/></text:p>
          </table:table-cell>
          <table:table-cell table:style-name="ce42" office:value-type="float" office:value="1452435.53972628" calcext:value-type="float">
            <text:p><text:s/>1,452,4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44259.6" calcext:value-type="float">
            <text:p><text:s/>1,444,260 <text:s/></text:p>
          </table:table-cell>
          <table:table-cell table:style-name="ce42" office:value-type="float" office:value="1922218.746" calcext:value-type="float">
            <text:p><text:s/>1,922,219 <text:s/></text:p>
          </table:table-cell>
          <table:table-cell table:style-name="ce42" office:value-type="float" office:value="280152.509" calcext:value-type="float">
            <text:p><text:s/>280,153 <text:s/></text:p>
          </table:table-cell>
          <table:table-cell table:style-name="ce42" office:value-type="float" office:value="54240683.2379202" calcext:value-type="float">
            <text:p><text:s/>54,240,6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699.087" calcext:value-type="float">
            <text:p><text:s/>435,699 <text:s/></text:p>
          </table:table-cell>
          <table:table-cell table:style-name="ce42" office:value-type="float" office:value="2975039.09104333" calcext:value-type="float">
            <text:p><text:s/>2,975,039 <text:s/></text:p>
          </table:table-cell>
          <table:table-cell table:style-name="ce42" office:value-type="float" office:value="1404953.75542927" calcext:value-type="float">
            <text:p><text:s/>1,404,95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52527.40387967" calcext:value-type="float">
            <text:p><text:s/>3,152,52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7481.784297008" calcext:value-type="float">
            <text:p><text:s/>47,4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63092.666666667" calcext:value-type="float">
            <text:p><text:s/>263,093 <text:s/></text:p>
          </table:table-cell>
          <table:table-cell table:style-name="ce42" office:value-type="float" office:value="978231.949333333" calcext:value-type="float">
            <text:p><text:s/>978,232 <text:s/></text:p>
          </table:table-cell>
          <table:table-cell table:style-name="ce42" office:value-type="float" office:value="70343.553" calcext:value-type="float">
            <text:p><text:s/>70,344 <text:s/></text:p>
          </table:table-cell>
          <table:table-cell table:style-name="ce42" office:value-type="float" office:value="3339752.50141551" calcext:value-type="float">
            <text:p><text:s/>3,339,7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5558.27782091" calcext:value-type="float">
            <text:p><text:s/>2,525,558 <text:s/></text:p>
          </table:table-cell>
          <table:table-cell table:style-name="ce42" office:value-type="float" office:value="182990.29985205" calcext:value-type="float">
            <text:p><text:s/>182,9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38991.2" calcext:value-type="float">
            <text:p><text:s/>238,991 <text:s/></text:p>
          </table:table-cell>
          <table:table-cell table:style-name="ce42" office:value-type="float" office:value="323501.446333333" calcext:value-type="float">
            <text:p><text:s/>323,501 <text:s/></text:p>
          </table:table-cell>
          <table:table-cell table:style-name="ce42" office:value-type="float" office:value="70343.553" calcext:value-type="float">
            <text:p><text:s/>70,3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4101.4666666667" calcext:value-type="float">
            <text:p><text:s/>24,101 <text:s/></text:p>
          </table:table-cell>
          <table:table-cell table:style-name="ce42" office:value-type="float" office:value="654730.503" calcext:value-type="float">
            <text:p><text:s/>654,7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36587.80214884" calcext:value-type="float">
            <text:p><text:s/>3,336,5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5558.27782091" calcext:value-type="float">
            <text:p><text:s/>2,525,558 <text:s/></text:p>
          </table:table-cell>
          <table:table-cell table:style-name="ce42" office:value-type="float" office:value="182990.29985205" calcext:value-type="float">
            <text:p><text:s/>182,9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2.2958" calcext:value-type="float">
            <text:p><text:s/>1,5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3.33333333333" calcext:value-type="float">
            <text:p><text:s/>1,5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.0701333333333" calcext:value-type="float">
            <text:p><text:s/>2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.466666666666667" calcext:value-type="float">
            <text:p><text:s/>0 <text:s/></text:p>
          </table:table-cell>
          <table:table-cell table:style-name="ce44" office:value-type="float" office:value="7604.58533333333" calcext:value-type="float">
            <text:p><text:s/>7,605 <text:s/></text:p>
          </table:table-cell>
          <table:table-cell table:style-name="ce44" office:value-type="float" office:value="1835.358" calcext:value-type="float">
            <text:p><text:s/>1,83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20666.865857995" calcext:value-type="float">
            <text:p><text:s/>820,667 <text:s/></text:p>
          </table:table-cell>
          <table:table-cell table:style-name="ce44" office:value-type="float" office:value="271399.592614336" calcext:value-type="float">
            <text:p><text:s/>271,400 <text:s/></text:p>
          </table:table-cell>
          <table:table-cell table:style-name="ce44" office:value-type="float" office:value="64840.9155888558" calcext:value-type="float">
            <text:p><text:s/>64,841 <text:s/></text:p>
          </table:table-cell>
          <table:table-cell table:style-name="ce44" office:value-type="float" office:value="41229986.1283747" calcext:value-type="float">
            <text:p><text:s/>41,229,98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5124" calcext:value-type="float">
            <text:p><text:s/>65,124 <text:s/></text:p>
          </table:table-cell>
          <table:table-cell table:style-name="ce44" office:value-type="float" office:value="156189.198339403" calcext:value-type="float">
            <text:p><text:s/>156,189 <text:s/></text:p>
          </table:table-cell>
          <table:table-cell table:style-name="ce44" office:value-type="float" office:value="3492004.75177585" calcext:value-type="float">
            <text:p><text:s/>3,492,0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20666.865857995" calcext:value-type="float">
            <text:p><text:s/>820,667 <text:s/></text:p>
          </table:table-cell>
          <table:table-cell table:style-name="ce44" office:value-type="float" office:value="271399.592614336" calcext:value-type="float">
            <text:p><text:s/>271,400 <text:s/></text:p>
          </table:table-cell>
          <table:table-cell table:style-name="ce44" office:value-type="float" office:value="64840.9155888558" calcext:value-type="float">
            <text:p><text:s/>64,841 <text:s/></text:p>
          </table:table-cell>
          <table:table-cell table:style-name="ce44" office:value-type="float" office:value="17468989.0956251" calcext:value-type="float">
            <text:p><text:s/>17,468,98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56189.198339403" calcext:value-type="float">
            <text:p><text:s/>156,189 <text:s/></text:p>
          </table:table-cell>
          <table:table-cell table:style-name="ce44" office:value-type="float" office:value="1604516.04214177" calcext:value-type="float">
            <text:p><text:s/>1,604,5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20666.865857995" calcext:value-type="float">
            <text:p><text:s/>820,667 <text:s/></text:p>
          </table:table-cell>
          <table:table-cell table:style-name="ce42" office:value-type="float" office:value="271399.592614336" calcext:value-type="float">
            <text:p><text:s/>271,400 <text:s/></text:p>
          </table:table-cell>
          <table:table-cell table:style-name="ce42" office:value-type="float" office:value="64840.9155888558" calcext:value-type="float">
            <text:p><text:s/>64,841 <text:s/></text:p>
          </table:table-cell>
          <table:table-cell table:style-name="ce42" office:value-type="float" office:value="1621788.67458547" calcext:value-type="float">
            <text:p><text:s/>1,621,7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189.198339403" calcext:value-type="float">
            <text:p><text:s/>156,189 <text:s/></text:p>
          </table:table-cell>
          <table:table-cell table:style-name="ce42" office:value-type="float" office:value="269112.814535426" calcext:value-type="float">
            <text:p><text:s/>269,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20.6360465" calcext:value-type="float">
            <text:p><text:s/>7,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0.8520465" calcext:value-type="float">
            <text:p><text:s/>1,9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682.109139598" calcext:value-type="float">
            <text:p><text:s/>146,6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18.2293628196" calcext:value-type="float">
            <text:p><text:s/>16,2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474.699294787" calcext:value-type="float">
            <text:p><text:s/>128,4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61.14482812" calcext:value-type="float">
            <text:p><text:s/>7,9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03.5928989" calcext:value-type="float">
            <text:p><text:s/>7,1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1.8328989" calcext:value-type="float">
            <text:p><text:s/>1,8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7.77397486667" calcext:value-type="float">
            <text:p><text:s/>1,0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0.3767082" calcext:value-type="float">
            <text:p><text:s/>1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41.1663858358" calcext:value-type="float">
            <text:p><text:s/>51,2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7.46759128219" calcext:value-type="float">
            <text:p><text:s/>1,8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4.33929553333" calcext:value-type="float">
            <text:p><text:s/>2,6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31.8821622" calcext:value-type="float">
            <text:p><text:s/>2,3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943.86666666667" calcext:value-type="float">
            <text:p><text:s/>4,9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4651.709146242" calcext:value-type="float">
            <text:p><text:s/>644,6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189.198339403" calcext:value-type="float">
            <text:p><text:s/>156,189 <text:s/></text:p>
          </table:table-cell>
          <table:table-cell table:style-name="ce42" office:value-type="float" office:value="145181.184112024" calcext:value-type="float">
            <text:p><text:s/>145,1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2230.050099004" calcext:value-type="float">
            <text:p><text:s/>422,2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813.997691341" calcext:value-type="float">
            <text:p><text:s/>152,814 <text:s/></text:p>
          </table:table-cell>
          <table:table-cell table:style-name="ce42" office:value-type="float" office:value="61282.0110603243" calcext:value-type="float">
            <text:p><text:s/>61,2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8123.7296244" calcext:value-type="float">
            <text:p>( 68,12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8611.2176244" calcext:value-type="float">
            <text:p>( 48,6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1087.547141271" calcext:value-type="float">
            <text:p>( 351,088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52813.997691341" calcext:value-type="float">
            <text:p>( 152,814 <text:s/>)</text:p>
          </table:table-cell>
          <table:table-cell table:style-name="ce45" office:value-type="float" office:value="12670.7934359243" calcext:value-type="float">
            <text:p>( 12,67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018.77333333333" calcext:value-type="float">
            <text:p>( 3,01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793.6136482846" calcext:value-type="float">
            <text:p><text:s/>91,7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5.20064806193" calcext:value-type="float">
            <text:p><text:s/>3,3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240.19478562" calcext:value-type="float">
            <text:p><text:s/>47,2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6.6557717" calcext:value-type="float">
            <text:p><text:s/>71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943.86666666667" calcext:value-type="float">
            <text:p><text:s/>4,944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3387.8506133333" calcext:value-type="float">
            <text:p><text:s/>83,38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3182.51728" calcext:value-type="float">
            <text:p><text:s/>83,1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34.6547871944" calcext:value-type="float">
            <text:p><text:s/>48,2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45.62674275" calcext:value-type="float">
            <text:p><text:s/>8,3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86.3647697767" calcext:value-type="float">
            <text:p><text:s/>13,1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78.59950311" calcext:value-type="float">
            <text:p><text:s/>2,17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5364.8463545367" calcext:value-type="float">
            <text:p><text:s/>45,36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0526.32108787" calcext:value-type="float">
            <text:p><text:s/>10,5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756.363160023" calcext:value-type="float">
            <text:p><text:s/>250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85.43922669" calcext:value-type="float">
            <text:p><text:s/>7,6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10.3281166667" calcext:value-type="float">
            <text:p><text:s/>38,5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.71485" calcext:value-type="float">
            <text:p><text:s/>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2246.035043357" calcext:value-type="float">
            <text:p><text:s/>212,2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11.72437669" calcext:value-type="float">
            <text:p><text:s/>7,6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364.4323928233" calcext:value-type="float">
            <text:p>( 20,36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512.37905949" calcext:value-type="float">
            <text:p>( 5,51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52109.655983867" calcext:value-type="float">
            <text:p>( 152,1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099.3453172" calcext:value-type="float">
            <text:p>( 2,09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15722.999191329" calcext:value-type="float">
            <text:p><text:s/>815,723 <text:s/></text:p>
          </table:table-cell>
          <table:table-cell table:style-name="ce42" office:value-type="float" office:value="271399.592614336" calcext:value-type="float">
            <text:p><text:s/>271,400 <text:s/></text:p>
          </table:table-cell>
          <table:table-cell table:style-name="ce42" office:value-type="float" office:value="64840.9155888558" calcext:value-type="float">
            <text:p><text:s/>64,841 <text:s/></text:p>
          </table:table-cell>
          <table:table-cell table:style-name="ce42" office:value-type="float" office:value="160717.889066927" calcext:value-type="float">
            <text:p><text:s/>160,7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06.41980026" calcext:value-type="float">
            <text:p><text:s/>19,0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15722.999191329" calcext:value-type="float">
            <text:p><text:s/>815,723 <text:s/></text:p>
          </table:table-cell>
          <table:table-cell table:style-name="ce42" office:value-type="float" office:value="271399.592614336" calcext:value-type="float">
            <text:p><text:s/>271,400 <text:s/></text:p>
          </table:table-cell>
          <table:table-cell table:style-name="ce42" office:value-type="float" office:value="64840.9155888558" calcext:value-type="float">
            <text:p><text:s/>64,841 <text:s/></text:p>
          </table:table-cell>
          <table:table-cell table:style-name="ce42" office:value-type="float" office:value="116890.880674883" calcext:value-type="float">
            <text:p><text:s/>116,8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74.34474155" calcext:value-type="float">
            <text:p><text:s/>10,1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27.0083920433" calcext:value-type="float">
            <text:p><text:s/>43,8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32.07505871" calcext:value-type="float">
            <text:p><text:s/>8,8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7099.3765937433" calcext:value-type="float">
            <text:p>( 37,09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220.52326041" calcext:value-type="float">
            <text:p>( 8,22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799.25645962" calcext:value-type="float">
            <text:p><text:s/>41,7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794.35745962" calcext:value-type="float">
            <text:p><text:s/>23,79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764.84688128667" calcext:value-type="float">
            <text:p><text:s/>7,76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074.29481462" calcext:value-type="float">
            <text:p><text:s/>4,0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74.6391312533" calcext:value-type="float">
            <text:p><text:s/>17,3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31.34519792" calcext:value-type="float">
            <text:p><text:s/>4,3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55.05744758" calcext:value-type="float">
            <text:p><text:s/>12,6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99.02164758" calcext:value-type="float">
            <text:p><text:s/>2,3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58.61772224" calcext:value-type="float">
            <text:p><text:s/>25,4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25.71552224" calcext:value-type="float">
            <text:p><text:s/>11,2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.22891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.22891" calcext:value-type="float">
            <text:p><text:s/>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2.42753333333" calcext:value-type="float">
            <text:p><text:s/>2,1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57.6860667133" calcext:value-type="float">
            <text:p><text:s/>12,9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20.8275603" calcext:value-type="float">
            <text:p><text:s/>6,7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7.4965603" calcext:value-type="float">
            <text:p><text:s/>31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9059.4566754" calcext:value-type="float">
            <text:p><text:s/>13,259,0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844.1929420433" calcext:value-type="float">
            <text:p><text:s/>25,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128.682666667" calcext:value-type="float">
            <text:p><text:s/>104,1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94700.9684087" calcext:value-type="float">
            <text:p><text:s/>13,094,7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844.1929420433" calcext:value-type="float">
            <text:p><text:s/>25,8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.666666666667" calcext:value-type="float">
            <text:p><text:s/>1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099.1389333333" calcext:value-type="float">
            <text:p><text:s/>60,0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8526.2234" calcext:value-type="float">
            <text:p><text:s/>538,5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545.6086" calcext:value-type="float">
            <text:p><text:s/>74,5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3980.6148" calcext:value-type="float">
            <text:p><text:s/>463,98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9313.439937606" calcext:value-type="float">
            <text:p><text:s/>859,3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257.733637606" calcext:value-type="float">
            <text:p><text:s/>119,2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981.783779093" calcext:value-type="float">
            <text:p><text:s/>184,9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6.55431242648" calcext:value-type="float">
            <text:p><text:s/>1,7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659.569460589" calcext:value-type="float">
            <text:p><text:s/>118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762.950682811" calcext:value-type="float">
            <text:p><text:s/>112,7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90.2524796667" calcext:value-type="float">
            <text:p><text:s/>31,5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3.513913" calcext:value-type="float">
            <text:p><text:s/>8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.8296" calcext:value-type="float">
            <text:p><text:s/>1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02.6938" calcext:value-type="float">
            <text:p><text:s/>9,0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2.189" calcext:value-type="float">
            <text:p><text:s/>7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53.01222676393" calcext:value-type="float">
            <text:p><text:s/>6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4.952426763927" calcext:value-type="float">
            <text:p><text:s/>4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56.0813378159" calcext:value-type="float">
            <text:p><text:s/>12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7.15913781589" calcext:value-type="float">
            <text:p><text:s/>2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778.266067859" calcext:value-type="float">
            <text:p><text:s/>409,7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.12857897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5145.7621858183" calcext:value-type="float">
            <text:p><text:s/>85,14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263.47458581826" calcext:value-type="float">
            <text:p><text:s/>3,26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90301.30102669" calcext:value-type="float">
            <text:p><text:s/>1,190,30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90301.30102669" calcext:value-type="float">
            <text:p><text:s/>1,190,3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60997.0327495" calcext:value-type="float">
            <text:p><text:s/>23,760,9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24" calcext:value-type="float">
            <text:p><text:s/>65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7488.70963408" calcext:value-type="float">
            <text:p><text:s/>1,887,4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60997.0327495" calcext:value-type="float">
            <text:p><text:s/>23,760,9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24" calcext:value-type="float">
            <text:p><text:s/>65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7488.70963408" calcext:value-type="float">
            <text:p><text:s/>1,887,4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074036.2177674" calcext:value-type="float">
            <text:p>( 20,074,03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887488.70963408" calcext:value-type="float">
            <text:p>( 1,887,48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30723.627905" calcext:value-type="float">
            <text:p><text:s/>1,330,724 <text:s/></text:p>
          </table:table-cell>
          <table:table-cell table:style-name="ce42" office:value-type="float" office:value="2507288.180977" calcext:value-type="float">
            <text:p><text:s/>2,507,288 <text:s/></text:p>
          </table:table-cell>
          <table:table-cell table:style-name="ce42" office:value-type="float" office:value="539511.248434" calcext:value-type="float">
            <text:p><text:s/>539,511 <text:s/></text:p>
          </table:table-cell>
          <table:table-cell table:style-name="ce42" office:value-type="float" office:value="5849966.259901" calcext:value-type="float">
            <text:p><text:s/>5,849,9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4211.103625" calcext:value-type="float">
            <text:p><text:s/>824,2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7867.326" calcext:value-type="float">
            <text:p><text:s/>4,557,8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63.748979" calcext:value-type="float">
            <text:p><text:s/>39,9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68.952401" calcext:value-type="float">
            <text:p><text:s/>6,5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30723.627905" calcext:value-type="float">
            <text:p><text:s/>1,330,724 <text:s/></text:p>
          </table:table-cell>
          <table:table-cell table:style-name="ce42" office:value-type="float" office:value="2507288.180977" calcext:value-type="float">
            <text:p><text:s/>2,507,288 <text:s/></text:p>
          </table:table-cell>
          <table:table-cell table:style-name="ce42" office:value-type="float" office:value="539511.248434" calcext:value-type="float">
            <text:p><text:s/>539,511 <text:s/></text:p>
          </table:table-cell>
          <table:table-cell table:style-name="ce42" office:value-type="float" office:value="1245566.232521" calcext:value-type="float">
            <text:p><text:s/>1,245,5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4211.103625" calcext:value-type="float">
            <text:p><text:s/>824,2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352167.891706" calcext:value-type="float">
            <text:p><text:s/>352,168 <text:s/></text:p>
          </table:table-cell>
          <table:table-cell table:style-name="ce42" office:value-type="float" office:value="775627.125173" calcext:value-type="float">
            <text:p><text:s/>775,627 <text:s/></text:p>
          </table:table-cell>
          <table:table-cell table:style-name="ce42" office:value-type="float" office:value="193421.113567" calcext:value-type="float">
            <text:p><text:s/>193,421 <text:s/></text:p>
          </table:table-cell>
          <table:table-cell table:style-name="ce42" office:value-type="float" office:value="2488825.434637" calcext:value-type="float">
            <text:p><text:s/>2,488,8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4849.551925" calcext:value-type="float">
            <text:p><text:s/>1,214,850 <text:s/></text:p>
          </table:table-cell>
          <table:table-cell table:style-name="ce42" office:value-type="float" office:value="15430.836995" calcext:value-type="float">
            <text:p><text:s/>15,4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352167.891706" calcext:value-type="float">
            <text:p><text:s/>352,168 <text:s/></text:p>
          </table:table-cell>
          <table:table-cell table:style-name="ce43" office:value-type="float" office:value="775627.125173" calcext:value-type="float">
            <text:p><text:s/>775,627 <text:s/></text:p>
          </table:table-cell>
          <table:table-cell table:style-name="ce43" office:value-type="float" office:value="193421.113567" calcext:value-type="float">
            <text:p><text:s/>193,421 <text:s/></text:p>
          </table:table-cell>
          <table:table-cell table:style-name="ce43" office:value-type="float" office:value="2488825.434637" calcext:value-type="float">
            <text:p><text:s/>2,488,82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14849.551925" calcext:value-type="float">
            <text:p><text:s/>1,214,850 <text:s/></text:p>
          </table:table-cell>
          <table:table-cell table:style-name="ce43" office:value-type="float" office:value="15430.836995" calcext:value-type="float">
            <text:p><text:s/>15,43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99051.0183333" calcext:value-type="float">
            <text:p><text:s/>11,399,051 <text:s/></text:p>
          </table:table-cell>
          <table:table-cell table:number-columns-repeated="2" table:style-name="ce42" office:value-type="float" office:value="213035.852466667" calcext:value-type="float">
            <text:p><text:s/>213,0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89.3768888889" calcext:value-type="float">
            <text:p><text:s/>39,9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6709.904067018" calcext:value-type="float">
            <text:p><text:s/>786,710 <text:s/></text:p>
          </table:table-cell>
          <table:table-cell table:number-columns-repeated="2" table:style-name="ce42" office:value-type="float" office:value="4082717.52286667" calcext:value-type="float">
            <text:p><text:s/>4,082,7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6655.16977778" calcext:value-type="float">
            <text:p><text:s/>1,036,6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342808.576" calcext:value-type="float">
            <text:p><text:s/>3,342,8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1810.8097333333" calcext:value-type="float">
            <text:p><text:s/>-41,811 <text:s/></text:p>
          </table:table-cell>
          <table:table-cell table:number-columns-repeated="2" table:style-name="ce42" office:value-type="float" office:value="-33826.2218666667" calcext:value-type="float">
            <text:p><text:s/>-33,8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93696.9164444444" calcext:value-type="float">
            <text:p><text:s/>-93,697 <text:s/></text:p>
          </table:table-cell>
          <table:table-cell table:style-name="ce42" office:value-type="float" office:value="-437.529" calcext:value-type="float">
            <text:p><text:s/>-4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654151.9239996" calcext:value-type="float">
            <text:p><text:s/>10,654,152 <text:s/></text:p>
          </table:table-cell>
          <table:table-cell table:number-columns-repeated="2" table:style-name="ce43" office:value-type="float" office:value="-3835855.44853333" calcext:value-type="float">
            <text:p><text:s/>-3,835,85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245777.45244444" calcext:value-type="float">
            <text:p><text:s/>-4,245,777 <text:s/></text:p>
          </table:table-cell>
          <table:table-cell table:style-name="ce43" office:value-type="float" office:value="437.529" calcext:value-type="float">
            <text:p><text:s/>4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4870.28513333" calcext:value-type="float">
            <text:p><text:s/>2,924,870 <text:s/></text:p>
          </table:table-cell>
          <table:table-cell table:number-columns-repeated="2" table:style-name="ce42" office:value-type="float" office:value="27828.3468666667" calcext:value-type="float">
            <text:p><text:s/>27,8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39.66666666667" calcext:value-type="float">
            <text:p><text:s/>6,6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178.7063329819" calcext:value-type="float">
            <text:p><text:s/>61,179 <text:s/></text:p>
          </table:table-cell>
          <table:table-cell table:number-columns-repeated="2" table:style-name="ce43" office:value-type="float" office:value="-57003.3541999997" calcext:value-type="float">
            <text:p><text:s/>-57,00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858.2186666667" calcext:value-type="float">
            <text:p><text:s/>25,858 <text:s/></text:p>
          </table:table-cell>
          <table:table-cell table:style-name="ce43" office:value-type="float" office:value="-10.6542777777778" calcext:value-type="float">
            <text:p><text:s/>-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8444.5756" calcext:value-type="float">
            <text:p><text:s/>10,518,445 <text:s/></text:p>
          </table:table-cell>
          <table:table-cell table:number-columns-repeated="2" table:style-name="ce42" office:value-type="float" office:value="12499665.256" calcext:value-type="float">
            <text:p><text:s/>12,499,6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2325.22577778" calcext:value-type="float">
            <text:p><text:s/>4,572,325 <text:s/></text:p>
          </table:table-cell>
          <table:table-cell table:style-name="ce42" office:value-type="float" office:value="2139.11944444444" calcext:value-type="float">
            <text:p><text:s/>2,1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8444.5756" calcext:value-type="float">
            <text:p><text:s/>10,518,445 <text:s/></text:p>
          </table:table-cell>
          <table:table-cell table:number-columns-repeated="2" table:style-name="ce42" office:value-type="float" office:value="9456628.39078533" calcext:value-type="float">
            <text:p><text:s/>9,456,6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2325.22577778" calcext:value-type="float">
            <text:p><text:s/>4,572,325 <text:s/></text:p>
          </table:table-cell>
          <table:table-cell table:style-name="ce42" office:value-type="float" office:value="2139.11944444444" calcext:value-type="float">
            <text:p><text:s/>2,1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043036.86521467" calcext:value-type="float">
            <text:p><text:s/>3,043,03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79.98733333333" calcext:value-type="float">
            <text:p><text:s/>3,4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67111111111111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00.9354" calcext:value-type="float">
            <text:p><text:s/>1,9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67111111111111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62.2958" calcext:value-type="float">
            <text:p><text:s/>1,5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6.7561333333333" calcext:value-type="float">
            <text:p><text:s/>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186547.5081333" calcext:value-type="float">
            <text:p><text:s/>18,186,548 <text:s/></text:p>
          </table:table-cell>
          <table:table-cell table:number-columns-repeated="2" table:style-name="ce44" office:value-type="float" office:value="8689504.82746667" calcext:value-type="float">
            <text:p><text:s/>8,689,50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94049.888" calcext:value-type="float">
            <text:p><text:s/>294,050 <text:s/></text:p>
          </table:table-cell>
          <table:table-cell table:style-name="ce44" office:value-type="float" office:value="2586.33561111111" calcext:value-type="float">
            <text:p><text:s/>2,58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689504.82746667" calcext:value-type="float">
            <text:p><text:s/>8,689,50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94049.888" calcext:value-type="float">
            <text:p><text:s/>294,050 <text:s/></text:p>
          </table:table-cell>
          <table:table-cell table:style-name="ce44" office:value-type="float" office:value="2586.33561111111" calcext:value-type="float">
            <text:p><text:s/>2,5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07.3036" calcext:value-type="float">
            <text:p><text:s/>5,0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4.140444444445" calcext:value-type="float">
            <text:p><text:s/>9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2.8373333333333" calcext:value-type="float">
            <text:p><text:s/>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5438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1420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7.1393333333333" calcext:value-type="float">
            <text:p><text:s/>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965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17.333333333333" calcext:value-type="float">
            <text:p><text:s/>1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17.333333333333" calcext:value-type="float">
            <text:p><text:s/>1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0.036" calcext:value-type="float">
            <text:p><text:s/>1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6.807111111111" calcext:value-type="float">
            <text:p><text:s/>7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27553333333333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.31673333333333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.2234" calcext:value-type="float">
            <text:p><text:s/>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0771333333333" calcext:value-type="float">
            <text:p><text:s/>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14626666666667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5.14626666666667" calcext:value-type="float">
            <text:p>( 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8962" calcext:value-type="float">
            <text:p><text:s/>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8962" calcext:value-type="float">
            <text:p><text:s/>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53486666666667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14.332733333333" calcext:value-type="float">
            <text:p><text:s/>21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3.317133333333" calcext:value-type="float">
            <text:p><text:s/>1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.6544666666667" calcext:value-type="float">
            <text:p><text:s/>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48.20593333333" calcext:value-type="float">
            <text:p><text:s/>3,7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.3362" calcext:value-type="float">
            <text:p><text:s/>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5.132066666667" calcext:value-type="float">
            <text:p><text:s/>4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.0686" calcext:value-type="float">
            <text:p><text:s/>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38819.09626667" calcext:value-type="float">
            <text:p><text:s/>8,638,8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28.682666667" calcext:value-type="float">
            <text:p><text:s/>104,1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04128.682666667" calcext:value-type="float">
            <text:p><text:s/>104,1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38819.09626667" calcext:value-type="float">
            <text:p><text:s/>8,638,8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670.271" calcext:value-type="float">
            <text:p><text:s/>9,6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670.271" calcext:value-type="float">
            <text:p><text:s/>9,6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008.1566" calcext:value-type="float">
            <text:p><text:s/>36,0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007.064888889" calcext:value-type="float">
            <text:p><text:s/>189,007 <text:s/></text:p>
          </table:table-cell>
          <table:table-cell table:style-name="ce42" office:value-type="float" office:value="2586.33561111111" calcext:value-type="float">
            <text:p><text:s/>2,5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6.438866666667" calcext:value-type="float">
            <text:p><text:s/>1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3.893111111111" calcext:value-type="float">
            <text:p><text:s/>9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2.164466666667" calcext:value-type="float">
            <text:p><text:s/>7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2.4425" calcext:value-type="float">
            <text:p><text:s/>1,6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72.21233333333" calcext:value-type="float">
            <text:p><text:s/>7,0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9.830733333333" calcext:value-type="float">
            <text:p><text:s/>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15.3354" calcext:value-type="float">
            <text:p><text:s/>4,6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7.0226" calcext:value-type="float">
            <text:p><text:s/>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748.9939333333" calcext:value-type="float">
            <text:p><text:s/>21,7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001.731555556" calcext:value-type="float">
            <text:p><text:s/>189,0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86.158266666667" calcext:value-type="float">
            <text:p><text:s/>18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.33333333333333" calcext:value-type="float">
            <text:p><text:s/>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86547.5081333" calcext:value-type="float">
            <text:p><text:s/>18,186,5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86547.5081333" calcext:value-type="float">
            <text:p><text:s/>18,186,5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186547.5081333" calcext:value-type="float">
            <text:p>( 18,186,54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2103.69386667" calcext:value-type="float">
            <text:p><text:s/>1,382,104 <text:s/></text:p>
          </table:table-cell>
          <table:table-cell table:style-name="ce42" office:value-type="float" office:value="2510.357" calcext:value-type="float">
            <text:p><text:s/>2,510 <text:s/></text:p>
          </table:table-cell>
          <table:table-cell table:style-name="ce42" office:value-type="float" office:value="342307.2" calcext:value-type="float">
            <text:p><text:s/>342,307 <text:s/></text:p>
          </table:table-cell>
          <table:table-cell table:style-name="ce42" office:value-type="float" office:value="105275.555555556" calcext:value-type="float">
            <text:p><text:s/>105,276 <text:s/></text:p>
          </table:table-cell>
          <table:table-cell table:style-name="ce42" office:value-type="float" office:value="1749787.53424613" calcext:value-type="float">
            <text:p><text:s/>1,749,788 <text:s/></text:p>
          </table:table-cell>
          <table:table-cell table:style-name="ce42" office:value-type="float" office:value="118859" calcext:value-type="float">
            <text:p><text:s/>118,859 <text:s/></text:p>
          </table:table-cell>
          <table:table-cell table:style-name="ce42" office:value-type="float" office:value="33702.9111111111" calcext:value-type="float">
            <text:p><text:s/>33,703 <text:s/></text:p>
          </table:table-cell>
          <table:table-cell table:style-name="ce42" office:value-type="float" office:value="51079.188" calcext:value-type="float">
            <text:p><text:s/>51,0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1082549.128" calcext:value-type="float">
            <text:p><text:s/>11,082,549 <text:s/></text:p>
          </table:table-cell>
          <table:table-cell table:style-name="ce42" office:value-type="float" office:value="1973386.85653333" calcext:value-type="float">
            <text:p><text:s/>1,973,387 <text:s/></text:p>
          </table:table-cell>
          <table:table-cell table:style-name="ce42" office:value-type="float" office:value="2" calcext:value-type="float">
            <text:p><text:s/>2 <text:s/></text:p>
          </table:table-cell>
          <table:table-cell table:style-name="ce42" office:value-type="float" office:value="782364.8" calcext:value-type="float">
            <text:p><text:s/>782,365 <text:s/></text:p>
          </table:table-cell>
          <table:table-cell table:style-name="ce42" office:value-type="float" office:value="295331.111111111" calcext:value-type="float">
            <text:p><text:s/>295,331 <text:s/></text:p>
          </table:table-cell>
          <table:table-cell table:style-name="ce42" office:value-type="float" office:value="267172.52272189" calcext:value-type="float">
            <text:p><text:s/>267,173 <text:s/></text:p>
          </table:table-cell>
          <table:table-cell table:style-name="ce42" office:value-type="float" office:value="5928" calcext:value-type="float">
            <text:p><text:s/>5,928 <text:s/></text:p>
          </table:table-cell>
          <table:table-cell table:style-name="ce42" office:value-type="float" office:value="621846.918" calcext:value-type="float">
            <text:p><text:s/>621,847 <text:s/></text:p>
          </table:table-cell>
          <table:table-cell table:style-name="ce42" office:value-type="float" office:value="246263.389092667" calcext:value-type="float">
            <text:p><text:s/>246,2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33151.645066667" calcext:value-type="float">
            <text:p><text:s/>233,152 <text:s/></text:p>
          </table:table-cell>
          <table:table-cell table:style-name="ce42" office:value-type="float" office:value="1209190.64746667" calcext:value-type="float">
            <text:p><text:s/>1,209,191 <text:s/></text:p>
          </table:table-cell>
          <table:table-cell table:style-name="ce42" office:value-type="float" office:value="124.8" calcext:value-type="float">
            <text:p><text:s/>1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4.65333333333" calcext:value-type="float">
            <text:p><text:s/>1,8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.6" calcext:value-type="float">
            <text:p><text:s/>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43054.3044" calcext:value-type="float">
            <text:p><text:s/>-143,054 <text:s/></text:p>
          </table:table-cell>
          <table:table-cell table:style-name="ce42" office:value-type="float" office:value="-258138.504533333" calcext:value-type="float">
            <text:p><text:s/>-258,139 <text:s/></text:p>
          </table:table-cell>
          <table:table-cell table:style-name="ce42" office:value-type="float" office:value="618.629" calcext:value-type="float">
            <text:p><text:s/>619 <text:s/></text:p>
          </table:table-cell>
          <table:table-cell table:style-name="ce42" office:value-type="float" office:value="-39594.9461333334" calcext:value-type="float">
            <text:p><text:s/>-39,595 <text:s/></text:p>
          </table:table-cell>
          <table:table-cell table:style-name="ce42" office:value-type="float" office:value="-6030.64777777776" calcext:value-type="float">
            <text:p><text:s/>-6,031 <text:s/></text:p>
          </table:table-cell>
          <table:table-cell table:style-name="ce42" office:value-type="float" office:value="4852.28052222226" calcext:value-type="float">
            <text:p><text:s/>4,8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63.6368888889" calcext:value-type="float">
            <text:p><text:s/>10,964 <text:s/></text:p>
          </table:table-cell>
          <table:table-cell table:style-name="ce42" office:value-type="float" office:value="266840.319979667" calcext:value-type="float">
            <text:p><text:s/>266,84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1172646.4686667" calcext:value-type="float">
            <text:p><text:s/>-11,172,646 <text:s/></text:p>
          </table:table-cell>
          <table:table-cell table:style-name="ce43" office:value-type="float" office:value="-1542335.3056" calcext:value-type="float">
            <text:p><text:s/>-1,542,335 <text:s/></text:p>
          </table:table-cell>
          <table:table-cell table:style-name="ce43" office:value-type="float" office:value="1764.928" calcext:value-type="float">
            <text:p><text:s/>1,765 <text:s/></text:p>
          </table:table-cell>
          <table:table-cell table:style-name="ce43" office:value-type="float" office:value="-400462.653866667" calcext:value-type="float">
            <text:p><text:s/>-400,463 <text:s/></text:p>
          </table:table-cell>
          <table:table-cell table:style-name="ce43" office:value-type="float" office:value="-184024.907777778" calcext:value-type="float">
            <text:p><text:s/>-184,025 <text:s/></text:p>
          </table:table-cell>
          <table:table-cell table:style-name="ce43" office:value-type="float" office:value="1475878.07766868" calcext:value-type="float">
            <text:p><text:s/>1,475,878 <text:s/></text:p>
          </table:table-cell>
          <table:table-cell table:style-name="ce43" office:value-type="float" office:value="112931" calcext:value-type="float">
            <text:p><text:s/>112,931 <text:s/></text:p>
          </table:table-cell>
          <table:table-cell table:style-name="ce43" office:value-type="float" office:value="-599107.643777778" calcext:value-type="float">
            <text:p><text:s/>-599,108 <text:s/></text:p>
          </table:table-cell>
          <table:table-cell table:style-name="ce43" office:value-type="float" office:value="-462084.121072333" calcext:value-type="float">
            <text:p><text:s/>-462,0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3424.7990666667" calcext:value-type="float">
            <text:p><text:s/>23,425 <text:s/></text:p>
          </table:table-cell>
          <table:table-cell table:style-name="ce42" office:value-type="float" office:value="284983.3184" calcext:value-type="float">
            <text:p><text:s/>284,983 <text:s/></text:p>
          </table:table-cell>
          <table:table-cell table:style-name="ce42" office:value-type="float" office:value="853.395" calcext:value-type="float">
            <text:p><text:s/>853 <text:s/></text:p>
          </table:table-cell>
          <table:table-cell table:style-name="ce42" office:value-type="float" office:value="386.5312" calcext:value-type="float">
            <text:p><text:s/>3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1.978511111111" calcext:value-type="float">
            <text:p><text:s/>8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4.534" calcext:value-type="float">
            <text:p><text:s/>1,3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94994.9504000005" calcext:value-type="float">
            <text:p><text:s/>-94,995 <text:s/></text:p>
          </table:table-cell>
          <table:table-cell table:style-name="ce43" office:value-type="float" office:value="-393472.092466667" calcext:value-type="float">
            <text:p><text:s/>-393,47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7745.0208622267" calcext:value-type="float">
            <text:p><text:s/>77,745 <text:s/></text:p>
          </table:table-cell>
          <table:table-cell table:style-name="ce42" office:value-type="float" office:value="1281506.59442741" calcext:value-type="float">
            <text:p><text:s/>1,281,5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033.935168292" calcext:value-type="float">
            <text:p><text:s/>13,0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6014.4" calcext:value-type="float">
            <text:p><text:s/>76,014 <text:s/></text:p>
          </table:table-cell>
          <table:table-cell table:style-name="ce42" office:value-type="float" office:value="1179930.66666667" calcext:value-type="float">
            <text:p><text:s/>1,179,9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181.119866666667" calcext:value-type="float">
            <text:p><text:s/>181 <text:s/></text:p>
          </table:table-cell>
          <table:table-cell table:style-name="ce42" office:value-type="float" office:value="2094.65386666667" calcext:value-type="float">
            <text:p><text:s/>2,0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1.9648" calcext:value-type="float">
            <text:p><text:s/>2,4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549.50099556" calcext:value-type="float">
            <text:p><text:s/>1,550 <text:s/></text:p>
          </table:table-cell>
          <table:table-cell table:style-name="ce43" office:value-type="float" office:value="97049.3090940758" calcext:value-type="float">
            <text:p><text:s/>97,04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3033.935168292" calcext:value-type="float">
            <text:p><text:s/>13,0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6595761.0989333" calcext:value-type="float">
            <text:p><text:s/>16,595,761 <text:s/></text:p>
          </table:table-cell>
          <table:table-cell table:style-name="ce42" office:value-type="float" office:value="4136524.05153333" calcext:value-type="float">
            <text:p><text:s/>4,136,524 <text:s/></text:p>
          </table:table-cell>
          <table:table-cell table:style-name="ce42" office:value-type="float" office:value="643.467" calcext:value-type="float">
            <text:p><text:s/>643 <text:s/></text:p>
          </table:table-cell>
          <table:table-cell table:style-name="ce42" office:value-type="float" office:value="985014.5696" calcext:value-type="float">
            <text:p><text:s/>985,015 <text:s/></text:p>
          </table:table-cell>
          <table:table-cell table:style-name="ce42" office:value-type="float" office:value="687813.463333333" calcext:value-type="float">
            <text:p><text:s/>687,813 <text:s/></text:p>
          </table:table-cell>
          <table:table-cell table:style-name="ce42" office:value-type="float" office:value="49915.6300666667" calcext:value-type="float">
            <text:p><text:s/>49,9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8934.64444444" calcext:value-type="float">
            <text:p><text:s/>1,118,935 <text:s/></text:p>
          </table:table-cell>
          <table:table-cell table:style-name="ce42" office:value-type="float" office:value="1362855.82229689" calcext:value-type="float">
            <text:p><text:s/>1,362,8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6567461.028944" calcext:value-type="float">
            <text:p><text:s/>16,567,461 <text:s/></text:p>
          </table:table-cell>
          <table:table-cell table:style-name="ce42" office:value-type="float" office:value="4136524.05153333" calcext:value-type="float">
            <text:p><text:s/>4,136,524 <text:s/></text:p>
          </table:table-cell>
          <table:table-cell table:style-name="ce42" office:value-type="float" office:value="643.467" calcext:value-type="float">
            <text:p><text:s/>643 <text:s/></text:p>
          </table:table-cell>
          <table:table-cell table:style-name="ce42" office:value-type="float" office:value="985014.5696" calcext:value-type="float">
            <text:p><text:s/>985,015 <text:s/></text:p>
          </table:table-cell>
          <table:table-cell table:style-name="ce42" office:value-type="float" office:value="687813.463333333" calcext:value-type="float">
            <text:p><text:s/>687,813 <text:s/></text:p>
          </table:table-cell>
          <table:table-cell table:style-name="ce42" office:value-type="float" office:value="49915.6300666667" calcext:value-type="float">
            <text:p><text:s/>49,9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8934.64444444" calcext:value-type="float">
            <text:p><text:s/>1,118,935 <text:s/></text:p>
          </table:table-cell>
          <table:table-cell table:style-name="ce42" office:value-type="float" office:value="1329147.13791822" calcext:value-type="float">
            <text:p><text:s/>1,329,1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8300.0699893333" calcext:value-type="float">
            <text:p><text:s/>28,30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33708.6843786667" calcext:value-type="float">
            <text:p><text:s/>33,7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4566.5581333333" calcext:value-type="float">
            <text:p><text:s/>34,567 <text:s/></text:p>
          </table:table-cell>
          <table:table-cell table:style-name="ce42" office:value-type="float" office:value="93339.3241108373" calcext:value-type="float">
            <text:p><text:s/>93,3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3293.066666667" calcext:value-type="float">
            <text:p><text:s/>473,293 <text:s/></text:p>
          </table:table-cell>
          <table:table-cell table:style-name="ce42" office:value-type="float" office:value="26524.0203872636" calcext:value-type="float">
            <text:p><text:s/>26,5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557.4441333333" calcext:value-type="float">
            <text:p><text:s/>34,557 <text:s/></text:p>
          </table:table-cell>
          <table:table-cell table:style-name="ce42" office:value-type="float" office:value="91762.790777504" calcext:value-type="float">
            <text:p><text:s/>91,7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3293.066666667" calcext:value-type="float">
            <text:p><text:s/>473,293 <text:s/></text:p>
          </table:table-cell>
          <table:table-cell table:style-name="ce42" office:value-type="float" office:value="26524.0203872636" calcext:value-type="float">
            <text:p><text:s/>26,5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3.33333333333" calcext:value-type="float">
            <text:p><text:s/>1,5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9.114" calcext:value-type="float">
            <text:p><text:s/>9 <text:s/></text:p>
          </table:table-cell>
          <table:table-cell table:style-name="ce43" office:value-type="float" office:value="3.2" calcext:value-type="float">
            <text:p><text:s/>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382373.20260444" calcext:value-type="float">
            <text:p><text:s/>5,382,373 <text:s/></text:p>
          </table:table-cell>
          <table:table-cell table:style-name="ce44" office:value-type="float" office:value="1327831.60146175" calcext:value-type="float">
            <text:p><text:s/>1,327,832 <text:s/></text:p>
          </table:table-cell>
          <table:table-cell table:style-name="ce44" office:value-type="float" office:value="1555" calcext:value-type="float">
            <text:p><text:s/>1,555 <text:s/></text:p>
          </table:table-cell>
          <table:table-cell table:style-name="ce44" office:value-type="float" office:value="584165.384533333" calcext:value-type="float">
            <text:p><text:s/>584,165 <text:s/></text:p>
          </table:table-cell>
          <table:table-cell table:style-name="ce44" office:value-type="float" office:value="503788.555555556" calcext:value-type="float">
            <text:p><text:s/>503,789 <text:s/></text:p>
          </table:table-cell>
          <table:table-cell table:style-name="ce44" office:value-type="float" office:value="1524971.72922424" calcext:value-type="float">
            <text:p><text:s/>1,524,972 <text:s/></text:p>
          </table:table-cell>
          <table:table-cell table:style-name="ce44" office:value-type="float" office:value="112931" calcext:value-type="float">
            <text:p><text:s/>112,931 <text:s/></text:p>
          </table:table-cell>
          <table:table-cell table:style-name="ce44" office:value-type="float" office:value="46533.934" calcext:value-type="float">
            <text:p><text:s/>46,534 <text:s/></text:p>
          </table:table-cell>
          <table:table-cell table:style-name="ce44" office:value-type="float" office:value="859829.211669" calcext:value-type="float">
            <text:p><text:s/>859,82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382373.20260444" calcext:value-type="float">
            <text:p><text:s/>5,382,373 <text:s/></text:p>
          </table:table-cell>
          <table:table-cell table:style-name="ce44" office:value-type="float" office:value="1327831.60146175" calcext:value-type="float">
            <text:p><text:s/>1,327,83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1938" calcext:value-type="float">
            <text:p><text:s/>11,9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4446.62420444" calcext:value-type="float">
            <text:p><text:s/>104,447 <text:s/></text:p>
          </table:table-cell>
          <table:table-cell table:style-name="ce42" office:value-type="float" office:value="1074180.59346175" calcext:value-type="float">
            <text:p><text:s/>1,074,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38" calcext:value-type="float">
            <text:p><text:s/>11,9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309.384" calcext:value-type="float">
            <text:p><text:s/>2,309 <text:s/></text:p>
          </table:table-cell>
          <table:table-cell table:style-name="ce42" office:value-type="float" office:value="3030.4" calcext:value-type="float">
            <text:p><text:s/>3,0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010.9788" calcext:value-type="float">
            <text:p><text:s/>14,011 <text:s/></text:p>
          </table:table-cell>
          <table:table-cell table:style-name="ce42" office:value-type="float" office:value="116360.063643445" calcext:value-type="float">
            <text:p><text:s/>116,3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18.373333333333" calcext:value-type="float">
            <text:p><text:s/>518 <text:s/></text:p>
          </table:table-cell>
          <table:table-cell table:style-name="ce42" office:value-type="float" office:value="119991.637333333" calcext:value-type="float">
            <text:p><text:s/>119,9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21.76" calcext:value-type="float">
            <text:p><text:s/>5,2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4.5352" calcext:value-type="float">
            <text:p><text:s/>35 <text:s/></text:p>
          </table:table-cell>
          <table:table-cell table:style-name="ce42" office:value-type="float" office:value="846.72" calcext:value-type="float">
            <text:p><text:s/>8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32.5976" calcext:value-type="float">
            <text:p><text:s/>733 <text:s/></text:p>
          </table:table-cell>
          <table:table-cell table:style-name="ce42" office:value-type="float" office:value="48583.9618612202" calcext:value-type="float">
            <text:p><text:s/>48,5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28.4248" calcext:value-type="float">
            <text:p><text:s/>128 <text:s/></text:p>
          </table:table-cell>
          <table:table-cell table:style-name="ce42" office:value-type="float" office:value="225.066666666667" calcext:value-type="float">
            <text:p><text:s/>2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5325.86487106" calcext:value-type="float">
            <text:p><text:s/>55,326 <text:s/></text:p>
          </table:table-cell>
          <table:table-cell table:style-name="ce42" office:value-type="float" office:value="287838.128490421" calcext:value-type="float">
            <text:p><text:s/>287,8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2204.5066666667" calcext:value-type="float">
            <text:p><text:s/>52,205 <text:s/></text:p>
          </table:table-cell>
          <table:table-cell table:style-name="ce42" office:value-type="float" office:value="155929.534680672" calcext:value-type="float">
            <text:p><text:s/>155,9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9512.512" calcext:value-type="float">
            <text:p>( 19,51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2204.5066666667" calcext:value-type="float">
            <text:p>( 52,205 <text:s/>)</text:p>
          </table:table-cell>
          <table:table-cell table:style-name="ce45" office:value-type="float" office:value="133398.249347339" calcext:value-type="float">
            <text:p>( 133,39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018.77333333333" calcext:value-type="float">
            <text:p>( 3,01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37.411537726667" calcext:value-type="float">
            <text:p><text:s/>337 <text:s/></text:p>
          </table:table-cell>
          <table:table-cell table:style-name="ce42" office:value-type="float" office:value="88081.001462496" calcext:value-type="float">
            <text:p><text:s/>88,0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578.61333333333" calcext:value-type="float">
            <text:p><text:s/>2,579 <text:s/></text:p>
          </table:table-cell>
          <table:table-cell table:style-name="ce42" office:value-type="float" office:value="43827.5923472533" calcext:value-type="float">
            <text:p><text:s/>43,8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05.333333333333" calcext:value-type="float">
            <text:p><text:s/>205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640.9092" calcext:value-type="float">
            <text:p><text:s/>1,641 <text:s/></text:p>
          </table:table-cell>
          <table:table-cell table:style-name="ce42" office:value-type="float" office:value="37311.2757333333" calcext:value-type="float">
            <text:p><text:s/>37,3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8.5350666666667" calcext:value-type="float">
            <text:p><text:s/>19 <text:s/></text:p>
          </table:table-cell>
          <table:table-cell table:style-name="ce42" office:value-type="float" office:value="10982.9546666667" calcext:value-type="float">
            <text:p><text:s/>10,9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.1338666666667" calcext:value-type="float">
            <text:p><text:s/>13 <text:s/></text:p>
          </table:table-cell>
          <table:table-cell table:style-name="ce46" office:value-type="float" office:value="34822.0746666667" calcext:value-type="float">
            <text:p><text:s/>34,82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819.8685333333" calcext:value-type="float">
            <text:p><text:s/>13,820 <text:s/></text:p>
          </table:table-cell>
          <table:table-cell table:style-name="ce42" office:value-type="float" office:value="229232.832" calcext:value-type="float">
            <text:p><text:s/>229,2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065.3708" calcext:value-type="float">
            <text:p><text:s/>12,065 <text:s/></text:p>
          </table:table-cell>
          <table:table-cell table:style-name="ce42" office:value-type="float" office:value="26358.1653333333" calcext:value-type="float">
            <text:p><text:s/>26,3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754.49773333333" calcext:value-type="float">
            <text:p><text:s/>1,754 <text:s/></text:p>
          </table:table-cell>
          <table:table-cell table:style-name="ce42" office:value-type="float" office:value="202874.666666667" calcext:value-type="float">
            <text:p><text:s/>202,8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82.4" calcext:value-type="float">
            <text:p>( 582 <text:s/>)</text:p>
          </table:table-cell>
          <table:table-cell table:style-name="ce45" office:value-type="float" office:value="14269.6533333333" calcext:value-type="float">
            <text:p>( 14,27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1055.61773333333" calcext:value-type="float">
            <text:p>( 1,056 <text:s/>)</text:p>
          </table:table-cell>
          <table:table-cell table:style-name="ce47" office:value-type="float" office:value="148949.546666667" calcext:value-type="float">
            <text:p>( 148,95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945.74213333333" calcext:value-type="float">
            <text:p><text:s/>5,946 <text:s/></text:p>
          </table:table-cell>
          <table:table-cell table:style-name="ce42" office:value-type="float" office:value="123780.830933333" calcext:value-type="float">
            <text:p><text:s/>123,7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38" calcext:value-type="float">
            <text:p><text:s/>11,93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875.55546666667" calcext:value-type="float">
            <text:p><text:s/>5,876 <text:s/></text:p>
          </table:table-cell>
          <table:table-cell table:style-name="ce42" office:value-type="float" office:value="88856.0842666667" calcext:value-type="float">
            <text:p><text:s/>88,8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38" calcext:value-type="float">
            <text:p><text:s/>11,93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0.1866666666667" calcext:value-type="float">
            <text:p><text:s/>70 <text:s/></text:p>
          </table:table-cell>
          <table:table-cell table:style-name="ce42" office:value-type="float" office:value="34924.7466666667" calcext:value-type="float">
            <text:p><text:s/>34,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.186666666666667" calcext:value-type="float">
            <text:p>( 0 <text:s/>)</text:p>
          </table:table-cell>
          <table:table-cell table:style-name="ce45" office:value-type="float" office:value="28878.6666666667" calcext:value-type="float">
            <text:p>( 28,87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96.868133333333" calcext:value-type="float">
            <text:p><text:s/>297 <text:s/></text:p>
          </table:table-cell>
          <table:table-cell table:style-name="ce42" office:value-type="float" office:value="17706.496" calcext:value-type="float">
            <text:p><text:s/>17,7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60.432666666667" calcext:value-type="float">
            <text:p><text:s/>260 <text:s/></text:p>
          </table:table-cell>
          <table:table-cell table:style-name="ce46" office:value-type="float" office:value="3215.78666666667" calcext:value-type="float">
            <text:p><text:s/>3,21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544.68933333333" calcext:value-type="float">
            <text:p><text:s/>4,545 <text:s/></text:p>
          </table:table-cell>
          <table:table-cell table:style-name="ce42" office:value-type="float" office:value="8375.28746666667" calcext:value-type="float">
            <text:p><text:s/>8,3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4229.7472" calcext:value-type="float">
            <text:p><text:s/>4,230 <text:s/></text:p>
          </table:table-cell>
          <table:table-cell table:style-name="ce42" office:value-type="float" office:value="5985.63413333333" calcext:value-type="float">
            <text:p><text:s/>5,9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474.77626666667" calcext:value-type="float">
            <text:p><text:s/>2,475 <text:s/></text:p>
          </table:table-cell>
          <table:table-cell table:style-name="ce42" office:value-type="float" office:value="8009.92" calcext:value-type="float">
            <text:p><text:s/>8,0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1.4246666666667" calcext:value-type="float">
            <text:p><text:s/>21 <text:s/></text:p>
          </table:table-cell>
          <table:table-cell table:style-name="ce42" office:value-type="float" office:value="2138.66666666667" calcext:value-type="float">
            <text:p><text:s/>2,1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896.116666713333" calcext:value-type="float">
            <text:p><text:s/>896 <text:s/></text:p>
          </table:table-cell>
          <table:table-cell table:style-name="ce42" office:value-type="float" office:value="11636.4373333333" calcext:value-type="float">
            <text:p><text:s/>11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453.96906666667" calcext:value-type="float">
            <text:p><text:s/>1,454 <text:s/></text:p>
          </table:table-cell>
          <table:table-cell table:style-name="ce42" office:value-type="float" office:value="4870.29333333333" calcext:value-type="float">
            <text:p><text:s/>4,8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450066.62613333" calcext:value-type="float">
            <text:p><text:s/>4,450,067 <text:s/></text:p>
          </table:table-cell>
          <table:table-cell table:style-name="ce42" office:value-type="float" office:value="40200.8586666667" calcext:value-type="float">
            <text:p><text:s/>40,2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430037.6792" calcext:value-type="float">
            <text:p><text:s/>4,430,03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30.666666666667" calcext:value-type="float">
            <text:p><text:s/>13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9898.2802666667" calcext:value-type="float">
            <text:p><text:s/>19,898 <text:s/></text:p>
          </table:table-cell>
          <table:table-cell table:style-name="ce42" office:value-type="float" office:value="40200.8586666667" calcext:value-type="float">
            <text:p><text:s/>40,2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98757.829733333" calcext:value-type="float">
            <text:p><text:s/>498,758 <text:s/></text:p>
          </table:table-cell>
          <table:table-cell table:style-name="ce42" office:value-type="float" office:value="30098.1226666667" calcext:value-type="float">
            <text:p><text:s/>30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3545.3429333333" calcext:value-type="float">
            <text:p><text:s/>63,545 <text:s/></text:p>
          </table:table-cell>
          <table:table-cell table:style-name="ce42" office:value-type="float" office:value="1329.99466666667" calcext:value-type="float">
            <text:p><text:s/>1,3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435212.4868" calcext:value-type="float">
            <text:p><text:s/>435,212 <text:s/></text:p>
          </table:table-cell>
          <table:table-cell table:style-name="ce43" office:value-type="float" office:value="28768.128" calcext:value-type="float">
            <text:p><text:s/>28,76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29102.122533333" calcext:value-type="float">
            <text:p><text:s/>329,102 <text:s/></text:p>
          </table:table-cell>
          <table:table-cell table:style-name="ce42" office:value-type="float" office:value="183352.026666667" calcext:value-type="float">
            <text:p><text:s/>183,3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53619.0321333333" calcext:value-type="float">
            <text:p><text:s/>53,619 <text:s/></text:p>
          </table:table-cell>
          <table:table-cell table:style-name="ce42" office:value-type="float" office:value="129606.197333333" calcext:value-type="float">
            <text:p><text:s/>129,6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65.140133333333" calcext:value-type="float">
            <text:p><text:s/>765 <text:s/></text:p>
          </table:table-cell>
          <table:table-cell table:style-name="ce42" office:value-type="float" office:value="4071.14666666667" calcext:value-type="float">
            <text:p><text:s/>4,0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2935.8649333333" calcext:value-type="float">
            <text:p><text:s/>22,936 <text:s/></text:p>
          </table:table-cell>
          <table:table-cell table:style-name="ce42" office:value-type="float" office:value="5396.26666666667" calcext:value-type="float">
            <text:p><text:s/>5,3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83.162933333333" calcext:value-type="float">
            <text:p><text:s/>183 <text:s/></text:p>
          </table:table-cell>
          <table:table-cell table:style-name="ce42" office:value-type="float" office:value="10.6666666666667" calcext:value-type="float">
            <text:p><text:s/>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30.48146666667" calcext:value-type="float">
            <text:p><text:s/>1,93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8.4916" calcext:value-type="float">
            <text:p><text:s/>38 <text:s/></text:p>
          </table:table-cell>
          <table:table-cell table:style-name="ce42" office:value-type="float" office:value="13.8666666666667" calcext:value-type="float">
            <text:p><text:s/>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533.977733333333" calcext:value-type="float">
            <text:p><text:s/>534 <text:s/></text:p>
          </table:table-cell>
          <table:table-cell table:style-name="ce42" office:value-type="float" office:value="888.746666666667" calcext:value-type="float">
            <text:p><text:s/>8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5840.07666666667" calcext:value-type="float">
            <text:p><text:s/>5,840 <text:s/></text:p>
          </table:table-cell>
          <table:table-cell table:style-name="ce42" office:value-type="float" office:value="5911.82293333333" calcext:value-type="float">
            <text:p><text:s/>5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6823.840266667" calcext:value-type="float">
            <text:p><text:s/>196,824 <text:s/></text:p>
          </table:table-cell>
          <table:table-cell table:style-name="ce42" office:value-type="float" office:value="2194.57173333333" calcext:value-type="float">
            <text:p><text:s/>2,1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6432.0546666667" calcext:value-type="float">
            <text:p><text:s/>46,432 <text:s/></text:p>
          </table:table-cell>
          <table:table-cell table:style-name="ce43" office:value-type="float" office:value="35258.7413333333" calcext:value-type="float">
            <text:p><text:s/>35,2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5" calcext:value-type="float">
            <text:p><text:s/>1,555 <text:s/></text:p>
          </table:table-cell>
          <table:table-cell table:style-name="ce42" office:value-type="float" office:value="584165.384533333" calcext:value-type="float">
            <text:p><text:s/>584,165 <text:s/></text:p>
          </table:table-cell>
          <table:table-cell table:style-name="ce42" office:value-type="float" office:value="503788.555555556" calcext:value-type="float">
            <text:p><text:s/>503,789 <text:s/></text:p>
          </table:table-cell>
          <table:table-cell table:style-name="ce42" office:value-type="float" office:value="1524971.72922424" calcext:value-type="float">
            <text:p><text:s/>1,524,972 <text:s/></text:p>
          </table:table-cell>
          <table:table-cell table:style-name="ce42" office:value-type="float" office:value="112931" calcext:value-type="float">
            <text:p><text:s/>112,931 <text:s/></text:p>
          </table:table-cell>
          <table:table-cell table:style-name="ce42" office:value-type="float" office:value="46533.934" calcext:value-type="float">
            <text:p><text:s/>46,534 <text:s/></text:p>
          </table:table-cell>
          <table:table-cell table:style-name="ce42" office:value-type="float" office:value="847891.211669" calcext:value-type="float">
            <text:p><text:s/>847,89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5" calcext:value-type="float">
            <text:p><text:s/>1,555 <text:s/></text:p>
          </table:table-cell>
          <table:table-cell table:style-name="ce42" office:value-type="float" office:value="584165.384533333" calcext:value-type="float">
            <text:p><text:s/>584,165 <text:s/></text:p>
          </table:table-cell>
          <table:table-cell table:style-name="ce42" office:value-type="float" office:value="503788.555555556" calcext:value-type="float">
            <text:p><text:s/>503,789 <text:s/></text:p>
          </table:table-cell>
          <table:table-cell table:style-name="ce42" office:value-type="float" office:value="1524971.72922424" calcext:value-type="float">
            <text:p><text:s/>1,524,972 <text:s/></text:p>
          </table:table-cell>
          <table:table-cell table:style-name="ce42" office:value-type="float" office:value="112931" calcext:value-type="float">
            <text:p><text:s/>112,931 <text:s/></text:p>
          </table:table-cell>
          <table:table-cell table:style-name="ce42" office:value-type="float" office:value="46533.934" calcext:value-type="float">
            <text:p><text:s/>46,534 <text:s/></text:p>
          </table:table-cell>
          <table:table-cell table:style-name="ce42" office:value-type="float" office:value="847891.211669" calcext:value-type="float">
            <text:p><text:s/>847,89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0708.217177404" calcext:value-type="float">
            <text:p><text:s/>300,708 <text:s/></text:p>
          </table:table-cell>
          <table:table-cell table:style-name="ce42" office:value-type="float" office:value="4684534.1661716" calcext:value-type="float">
            <text:p><text:s/>4,684,5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512.772927" calcext:value-type="float">
            <text:p><text:s/>40,5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3514.791909404" calcext:value-type="float">
            <text:p><text:s/>273,515 <text:s/></text:p>
          </table:table-cell>
          <table:table-cell table:style-name="ce42" office:value-type="float" office:value="4284352.5340906" calcext:value-type="float">
            <text:p><text:s/>4,284,3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2695.265158" calcext:value-type="float">
            <text:p><text:s/>22,695 <text:s/></text:p>
          </table:table-cell>
          <table:table-cell table:style-name="ce42" office:value-type="float" office:value="17268.483821" calcext:value-type="float">
            <text:p><text:s/>17,2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68.952401" calcext:value-type="float">
            <text:p><text:s/>6,5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498.16011" calcext:value-type="float">
            <text:p><text:s/>4,498 <text:s/></text:p>
          </table:table-cell>
          <table:table-cell table:style-name="ce42" office:value-type="float" office:value="376344.195859" calcext:value-type="float">
            <text:p><text:s/>376,3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512.772927" calcext:value-type="float">
            <text:p><text:s/>40,5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505.808014" calcext:value-type="float">
            <text:p><text:s/>2,506 <text:s/></text:p>
          </table:table-cell>
          <table:table-cell table:style-name="ce42" office:value-type="float" office:value="1238142.420255" calcext:value-type="float">
            <text:p><text:s/>1,238,1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7896.817448" calcext:value-type="float">
            <text:p><text:s/>17,89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505.808014" calcext:value-type="float">
            <text:p><text:s/>2,506 <text:s/></text:p>
          </table:table-cell>
          <table:table-cell table:style-name="ce43" office:value-type="float" office:value="1238142.420255" calcext:value-type="float">
            <text:p><text:s/>1,238,14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7896.817448" calcext:value-type="float">
            <text:p><text:s/>17,89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48642.554666667" calcext:value-type="float">
            <text:p><text:s/>148,64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88987.67546383" calcext:value-type="float">
            <text:p><text:s/>1,688,988 <text:s/></text:p>
          </table:table-cell>
          <table:table-cell table:style-name="ce41" office:value-type="float" office:value="167761.225623493" calcext:value-type="float">
            <text:p><text:s/>167,761 <text:s/></text:p>
          </table:table-cell>
          <table:table-cell table:style-name="ce41" office:value-type="float" office:value="161934.932996" calcext:value-type="float">
            <text:p><text:s/>161,935 <text:s/></text:p>
          </table:table-cell>
          <table:table-cell table:style-name="ce41" office:value-type="float" office:value="15.68" calcext:value-type="float">
            <text:p><text:s/>16 <text:s/></text:p>
          </table:table-cell>
          <table:table-cell table:style-name="ce41" office:value-type="float" office:value="5810.612627493" calcext:value-type="float">
            <text:p><text:s/>5,811 <text:s/></text:p>
          </table:table-cell>
          <table:table-cell table:style-name="ce41" office:value-type="float" office:value="1521226.44984033" calcext:value-type="float">
            <text:p><text:s/>1,521,22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2073409.1352787" calcext:value-type="float">
            <text:p><text:s/>22,073,4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73409.1352787" calcext:value-type="float">
            <text:p><text:s/>22,073,409 <text:s/></text:p>
          </table:table-cell>
          <table:table-cell table:number-columns-repeated="2" table:style-name="ce42" office:value-type="float" office:value="7512.67918877778" calcext:value-type="float">
            <text:p><text:s/>7,513 <text:s/></text:p>
          </table:table-cell>
          <table:table-cell table:style-name="ce42" office:value-type="float" office:value="7441.72618877778" calcext:value-type="float">
            <text:p><text:s/>7,442 <text:s/></text:p>
          </table:table-cell>
          <table:table-cell table:style-name="ce42" office:value-type="float" office:value="70.953" calcext:value-type="float">
            <text:p><text:s/>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55582.533169914" calcext:value-type="float">
            <text:p><text:s/>255,583 <text:s/></text:p>
          </table:table-cell>
          <table:table-cell table:style-name="ce42" office:value-type="float" office:value="164171.078" calcext:value-type="float">
            <text:p><text:s/>164,171 <text:s/></text:p>
          </table:table-cell>
          <table:table-cell table:style-name="ce42" office:value-type="float" office:value="91411.4551699139" calcext:value-type="float">
            <text:p><text:s/>91,411 <text:s/></text:p>
          </table:table-cell>
          <table:table-cell table:number-columns-repeated="2" table:style-name="ce42" office:value-type="float" office:value="-11.3979444444445" calcext:value-type="float">
            <text:p><text:s/>-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1.3979444444445" calcext:value-type="float">
            <text:p><text:s/>-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1966469.1567754" calcext:value-type="float">
            <text:p><text:s/>21,966,469 <text:s/></text:p>
          </table:table-cell>
          <table:table-cell table:style-name="ce43" office:value-type="float" office:value="-15528.5233333334" calcext:value-type="float">
            <text:p><text:s/>-15,529 <text:s/></text:p>
          </table:table-cell>
          <table:table-cell table:style-name="ce43" office:value-type="float" office:value="21981997.6801087" calcext:value-type="float">
            <text:p><text:s/>21,981,998 <text:s/></text:p>
          </table:table-cell>
          <table:table-cell table:style-name="ce43" office:value-type="float" office:value="1696511.75259705" calcext:value-type="float">
            <text:p><text:s/>1,696,512 <text:s/></text:p>
          </table:table-cell>
          <table:table-cell table:style-name="ce43" office:value-type="float" office:value="175285.302756715" calcext:value-type="float">
            <text:p><text:s/>175,285 <text:s/></text:p>
          </table:table-cell>
          <table:table-cell table:style-name="ce43" office:value-type="float" office:value="169376.659184778" calcext:value-type="float">
            <text:p><text:s/>169,377 <text:s/></text:p>
          </table:table-cell>
          <table:table-cell table:style-name="ce43" office:value-type="float" office:value="98.0309444444444" calcext:value-type="float">
            <text:p><text:s/>98 <text:s/></text:p>
          </table:table-cell>
          <table:table-cell table:style-name="ce43" office:value-type="float" office:value="5810.612627493" calcext:value-type="float">
            <text:p><text:s/>5,811 <text:s/></text:p>
          </table:table-cell>
          <table:table-cell table:style-name="ce43" office:value-type="float" office:value="1521226.44984033" calcext:value-type="float">
            <text:p><text:s/>1,521,2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3645184.2941087" calcext:value-type="float">
            <text:p><text:s/>23,645,1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45184.2941087" calcext:value-type="float">
            <text:p><text:s/>23,645,184 <text:s/></text:p>
          </table:table-cell>
          <table:table-cell table:number-columns-repeated="2" table:style-name="ce42" office:value-type="float" office:value="63.3046666666667" calcext:value-type="float">
            <text:p><text:s/>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.3046666666667" calcext:value-type="float">
            <text:p><text:s/>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5972.5142222218" calcext:value-type="float">
            <text:p><text:s/>45,973 <text:s/></text:p>
          </table:table-cell>
          <table:table-cell table:style-name="ce43" office:value-type="float" office:value="610.52622222221" calcext:value-type="float">
            <text:p><text:s/>611 <text:s/></text:p>
          </table:table-cell>
          <table:table-cell table:style-name="ce43" office:value-type="float" office:value="45361.9879999996" calcext:value-type="float">
            <text:p><text:s/>45,362 <text:s/></text:p>
          </table:table-cell>
          <table:table-cell table:style-name="ce43" office:value-type="float" office:value="-0.058833333355941" calcext:value-type="float">
            <text:p><text:s/>-0 <text:s/></text:p>
          </table:table-cell>
          <table:table-cell table:style-name="ce43" office:value-type="float" office:value="-0.058833333324941" calcext:value-type="float">
            <text:p><text:s/>-0 <text:s/></text:p>
          </table:table-cell>
          <table:table-cell table:style-name="ce43" office:value-type="float" office:value="0.00000000000839" calcext:value-type="float">
            <text:p><text:s/>0 <text:s/></text:p>
          </table:table-cell>
          <table:table-cell table:style-name="ce43" office:value-type="float" office:value="-0.058833333333331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31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7263627.671014" calcext:value-type="float">
            <text:p><text:s/>17,263,628 <text:s/></text:p>
          </table:table-cell>
          <table:table-cell table:style-name="ce42" office:value-type="float" office:value="2441.87443571556" calcext:value-type="float">
            <text:p><text:s/>2,442 <text:s/></text:p>
          </table:table-cell>
          <table:table-cell table:style-name="ce42" office:value-type="float" office:value="17261185.7965783" calcext:value-type="float">
            <text:p><text:s/>17,261,186 <text:s/></text:p>
          </table:table-cell>
          <table:table-cell table:style-name="ce42" office:value-type="float" office:value="1267262.46558927" calcext:value-type="float">
            <text:p><text:s/>1,267,262 <text:s/></text:p>
          </table:table-cell>
          <table:table-cell table:style-name="ce42" office:value-type="float" office:value="53746.1431506327" calcext:value-type="float">
            <text:p><text:s/>53,746 <text:s/></text:p>
          </table:table-cell>
          <table:table-cell table:style-name="ce42" office:value-type="float" office:value="48278.3818518772" calcext:value-type="float">
            <text:p><text:s/>48,2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67.76129875554" calcext:value-type="float">
            <text:p><text:s/>5,468 <text:s/></text:p>
          </table:table-cell>
          <table:table-cell table:style-name="ce42" office:value-type="float" office:value="1213516.32243864" calcext:value-type="float">
            <text:p><text:s/>1,213,5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106327.499" calcext:value-type="float">
            <text:p><text:s/>106,3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327.499" calcext:value-type="float">
            <text:p><text:s/>106,3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068306" calcext:value-type="float">
            <text:p><text:s/>17,068,3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68306" calcext:value-type="float">
            <text:p><text:s/>17,068,3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463.318708153" calcext:value-type="float">
            <text:p><text:s/>5,4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63.318708153" calcext:value-type="float">
            <text:p><text:s/>5,4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934.2012722222" calcext:value-type="float">
            <text:p><text:s/>33,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934.2012722222" calcext:value-type="float">
            <text:p><text:s/>33,9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8994.1720140356" calcext:value-type="float">
            <text:p><text:s/>88,994 <text:s/></text:p>
          </table:table-cell>
          <table:table-cell table:style-name="ce43" office:value-type="float" office:value="2441.87443571556" calcext:value-type="float">
            <text:p><text:s/>2,442 <text:s/></text:p>
          </table:table-cell>
          <table:table-cell table:style-name="ce43" office:value-type="float" office:value="86552.29757832" calcext:value-type="float">
            <text:p><text:s/>86,552 <text:s/></text:p>
          </table:table-cell>
          <table:table-cell table:style-name="ce43" office:value-type="float" office:value="1227864.9456089" calcext:value-type="float">
            <text:p><text:s/>1,227,865 <text:s/></text:p>
          </table:table-cell>
          <table:table-cell table:style-name="ce43" office:value-type="float" office:value="48282.8244424797" calcext:value-type="float">
            <text:p><text:s/>48,283 <text:s/></text:p>
          </table:table-cell>
          <table:table-cell table:style-name="ce43" office:value-type="float" office:value="48278.3818518772" calcext:value-type="float">
            <text:p><text:s/>48,27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.44259060254" calcext:value-type="float">
            <text:p><text:s/>4 <text:s/></text:p>
          </table:table-cell>
          <table:table-cell table:style-name="ce43" office:value-type="float" office:value="1179582.12116642" calcext:value-type="float">
            <text:p><text:s/>1,179,5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3814268.204" calcext:value-type="float">
            <text:p><text:s/>23,814,268 <text:s/></text:p>
          </table:table-cell>
          <table:table-cell table:style-name="ce42" office:value-type="float" office:value="1663186.614" calcext:value-type="float">
            <text:p><text:s/>1,663,187 <text:s/></text:p>
          </table:table-cell>
          <table:table-cell table:style-name="ce42" office:value-type="float" office:value="22151081.59" calcext:value-type="float">
            <text:p><text:s/>22,151,0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3814268.204" calcext:value-type="float">
            <text:p><text:s/>23,814,268 <text:s/></text:p>
          </table:table-cell>
          <table:table-cell table:style-name="ce43" office:value-type="float" office:value="1663186.614" calcext:value-type="float">
            <text:p><text:s/>1,663,187 <text:s/></text:p>
          </table:table-cell>
          <table:table-cell table:style-name="ce43" office:value-type="float" office:value="22151081.59" calcext:value-type="float">
            <text:p><text:s/>22,151,08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94446.117072749" calcext:value-type="float">
            <text:p><text:s/>394,446 <text:s/></text:p>
          </table:table-cell>
          <table:table-cell table:style-name="ce42" office:value-type="float" office:value="19278.8248888889" calcext:value-type="float">
            <text:p><text:s/>19,279 <text:s/></text:p>
          </table:table-cell>
          <table:table-cell table:style-name="ce42" office:value-type="float" office:value="375167.29218386" calcext:value-type="float">
            <text:p><text:s/>375,167 <text:s/></text:p>
          </table:table-cell>
          <table:table-cell table:number-columns-repeated="2" table:style-name="ce42" office:value-type="float" office:value="3.23844444444425" calcext:value-type="float">
            <text:p><text:s/>3 <text:s/></text:p>
          </table:table-cell>
          <table:table-cell table:style-name="ce42" office:value-type="float" office:value="-0.00000000000019" calcext:value-type="float">
            <text:p><text:s/>-0 <text:s/></text:p>
          </table:table-cell>
          <table:table-cell table:style-name="ce42" office:value-type="float" office:value="3.23844444444444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93977.159517193" calcext:value-type="float">
            <text:p><text:s/>393,977 <text:s/></text:p>
          </table:table-cell>
          <table:table-cell table:style-name="ce42" office:value-type="float" office:value="18809.9173333333" calcext:value-type="float">
            <text:p><text:s/>18,810 <text:s/></text:p>
          </table:table-cell>
          <table:table-cell table:style-name="ce42" office:value-type="float" office:value="375167.24218386" calcext:value-type="float">
            <text:p><text:s/>375,167 <text:s/></text:p>
          </table:table-cell>
          <table:table-cell table:number-columns-repeated="2" table:style-name="ce42" office:value-type="float" office:value="3.23844444444444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.23844444444444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77.6808888888889" calcext:value-type="float">
            <text:p><text:s/>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91.276666666667" calcext:value-type="float">
            <text:p><text:s/>391 <text:s/></text:p>
          </table:table-cell>
          <table:table-cell table:style-name="ce43" office:value-type="float" office:value="391.226666666667" calcext:value-type="float">
            <text:p><text:s/>391 <text:s/></text:p>
          </table:table-cell>
          <table:table-cell table:style-name="ce43" office:value-type="float" office:value="0.05" calcext:value-type="float">
            <text:p><text:s/>0 <text:s/></text:p>
          </table:table-cell>
          <table:table-cell table:number-columns-repeated="3" table:style-name="ce43" office:value-type="float" office:value="-0.00000000000019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431506.76435766" calcext:value-type="float">
            <text:p><text:s/>4,431,507 <text:s/></text:p>
          </table:table-cell>
          <table:table-cell table:style-name="ce44" office:value-type="float" office:value="1625326.86511984" calcext:value-type="float">
            <text:p><text:s/>1,625,327 <text:s/></text:p>
          </table:table-cell>
          <table:table-cell table:style-name="ce44" office:value-type="float" office:value="2806179.89923782" calcext:value-type="float">
            <text:p><text:s/>2,806,180 <text:s/></text:p>
          </table:table-cell>
          <table:table-cell table:style-name="ce44" office:value-type="float" office:value="429182.802729998" calcext:value-type="float">
            <text:p><text:s/>429,183 <text:s/></text:p>
          </table:table-cell>
          <table:table-cell table:style-name="ce44" office:value-type="float" office:value="121472.675328305" calcext:value-type="float">
            <text:p><text:s/>121,473 <text:s/></text:p>
          </table:table-cell>
          <table:table-cell table:style-name="ce44" office:value-type="float" office:value="121098.277332901" calcext:value-type="float">
            <text:p><text:s/>121,098 <text:s/></text:p>
          </table:table-cell>
          <table:table-cell table:style-name="ce44" office:value-type="float" office:value="31.5466666666667" calcext:value-type="float">
            <text:p><text:s/>32 <text:s/></text:p>
          </table:table-cell>
          <table:table-cell table:style-name="ce44" office:value-type="float" office:value="342.85132873746" calcext:value-type="float">
            <text:p><text:s/>343 <text:s/></text:p>
          </table:table-cell>
          <table:table-cell table:style-name="ce44" office:value-type="float" office:value="307710.127401693" calcext:value-type="float">
            <text:p><text:s/>307,71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431506.76435766" calcext:value-type="float">
            <text:p><text:s/>4,431,507 <text:s/></text:p>
          </table:table-cell>
          <table:table-cell table:style-name="ce44" office:value-type="float" office:value="1625326.86511984" calcext:value-type="float">
            <text:p><text:s/>1,625,327 <text:s/></text:p>
          </table:table-cell>
          <table:table-cell table:style-name="ce44" office:value-type="float" office:value="2806179.89923782" calcext:value-type="float">
            <text:p><text:s/>2,806,180 <text:s/></text:p>
          </table:table-cell>
          <table:table-cell table:style-name="ce44" office:value-type="float" office:value="429182.802729998" calcext:value-type="float">
            <text:p><text:s/>429,183 <text:s/></text:p>
          </table:table-cell>
          <table:table-cell table:style-name="ce44" office:value-type="float" office:value="121472.675328305" calcext:value-type="float">
            <text:p><text:s/>121,473 <text:s/></text:p>
          </table:table-cell>
          <table:table-cell table:style-name="ce44" office:value-type="float" office:value="121098.277332901" calcext:value-type="float">
            <text:p><text:s/>121,098 <text:s/></text:p>
          </table:table-cell>
          <table:table-cell table:style-name="ce44" office:value-type="float" office:value="31.5466666666667" calcext:value-type="float">
            <text:p><text:s/>32 <text:s/></text:p>
          </table:table-cell>
          <table:table-cell table:style-name="ce44" office:value-type="float" office:value="342.85132873746" calcext:value-type="float">
            <text:p><text:s/>343 <text:s/></text:p>
          </table:table-cell>
          <table:table-cell table:style-name="ce44" office:value-type="float" office:value="307710.127401693" calcext:value-type="float">
            <text:p><text:s/>307,7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85232.79702433" calcext:value-type="float">
            <text:p><text:s/>3,185,233 <text:s/></text:p>
          </table:table-cell>
          <table:table-cell table:style-name="ce42" office:value-type="float" office:value="571079.731786507" calcext:value-type="float">
            <text:p><text:s/>571,080 <text:s/></text:p>
          </table:table-cell>
          <table:table-cell table:style-name="ce42" office:value-type="float" office:value="2614153.06523782" calcext:value-type="float">
            <text:p><text:s/>2,614,153 <text:s/></text:p>
          </table:table-cell>
          <table:table-cell table:style-name="ce42" office:value-type="float" office:value="429151.256063332" calcext:value-type="float">
            <text:p><text:s/>429,151 <text:s/></text:p>
          </table:table-cell>
          <table:table-cell table:style-name="ce42" office:value-type="float" office:value="121441.128661638" calcext:value-type="float">
            <text:p><text:s/>121,441 <text:s/></text:p>
          </table:table-cell>
          <table:table-cell table:style-name="ce42" office:value-type="float" office:value="121098.277332901" calcext:value-type="float">
            <text:p><text:s/>121,0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.85132873746" calcext:value-type="float">
            <text:p><text:s/>343 <text:s/></text:p>
          </table:table-cell>
          <table:table-cell table:style-name="ce42" office:value-type="float" office:value="307710.127401693" calcext:value-type="float">
            <text:p><text:s/>307,7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77294.415786507" calcext:value-type="float">
            <text:p><text:s/>177,294 <text:s/></text:p>
          </table:table-cell>
          <table:table-cell table:style-name="ce42" office:value-type="float" office:value="59899.8757865067" calcext:value-type="float">
            <text:p><text:s/>59,900 <text:s/></text:p>
          </table:table-cell>
          <table:table-cell table:style-name="ce42" office:value-type="float" office:value="117394.54" calcext:value-type="float">
            <text:p><text:s/>117,395 <text:s/></text:p>
          </table:table-cell>
          <table:table-cell table:number-columns-repeated="3" table:style-name="ce42" office:value-type="float" office:value="14551.0453013225" calcext:value-type="float">
            <text:p><text:s/>14,5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41834.400555556" calcext:value-type="float">
            <text:p><text:s/>141,834 <text:s/></text:p>
          </table:table-cell>
          <table:table-cell table:style-name="ce42" office:value-type="float" office:value="41114.5955555556" calcext:value-type="float">
            <text:p><text:s/>41,115 <text:s/></text:p>
          </table:table-cell>
          <table:table-cell table:style-name="ce42" office:value-type="float" office:value="100719.805" calcext:value-type="float">
            <text:p><text:s/>100,7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437.22655555556" calcext:value-type="float">
            <text:p><text:s/>5,437 <text:s/></text:p>
          </table:table-cell>
          <table:table-cell table:style-name="ce42" office:value-type="float" office:value="1131.53155555556" calcext:value-type="float">
            <text:p><text:s/>1,132 <text:s/></text:p>
          </table:table-cell>
          <table:table-cell table:style-name="ce42" office:value-type="float" office:value="4305.695" calcext:value-type="float">
            <text:p><text:s/>4,3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840.87666666667" calcext:value-type="float">
            <text:p><text:s/>4,841 <text:s/></text:p>
          </table:table-cell>
          <table:table-cell table:style-name="ce42" office:value-type="float" office:value="1919.68266666667" calcext:value-type="float">
            <text:p><text:s/>1,920 <text:s/></text:p>
          </table:table-cell>
          <table:table-cell table:style-name="ce42" office:value-type="float" office:value="2921.194" calcext:value-type="float">
            <text:p><text:s/>2,9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5578.5055555556" calcext:value-type="float">
            <text:p><text:s/>45,579 <text:s/></text:p>
          </table:table-cell>
          <table:table-cell table:style-name="ce42" office:value-type="float" office:value="11342.0995555556" calcext:value-type="float">
            <text:p><text:s/>11,342 <text:s/></text:p>
          </table:table-cell>
          <table:table-cell table:style-name="ce42" office:value-type="float" office:value="34236.406" calcext:value-type="float">
            <text:p><text:s/>34,236 <text:s/></text:p>
          </table:table-cell>
          <table:table-cell table:style-name="ce42" office:value-type="float" office:value="123269.130454629" calcext:value-type="float">
            <text:p><text:s/>123,269 <text:s/></text:p>
          </table:table-cell>
          <table:table-cell table:number-columns-repeated="2" table:style-name="ce42" office:value-type="float" office:value="106531.270166846" calcext:value-type="float">
            <text:p><text:s/>106,5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37.8602877829" calcext:value-type="float">
            <text:p><text:s/>16,7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534.039" calcext:value-type="float">
            <text:p><text:s/>5,534 <text:s/></text:p>
          </table:table-cell>
          <table:table-cell table:style-name="ce42" office:value-type="float" office:value="2181.264" calcext:value-type="float">
            <text:p><text:s/>2,181 <text:s/></text:p>
          </table:table-cell>
          <table:table-cell table:style-name="ce42" office:value-type="float" office:value="3352.775" calcext:value-type="float">
            <text:p><text:s/>3,3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81303.237693045" calcext:value-type="float">
            <text:p><text:s/>881,303 <text:s/></text:p>
          </table:table-cell>
          <table:table-cell table:style-name="ce42" office:value-type="float" office:value="60284.3315555556" calcext:value-type="float">
            <text:p><text:s/>60,284 <text:s/></text:p>
          </table:table-cell>
          <table:table-cell table:style-name="ce42" office:value-type="float" office:value="821018.90613749" calcext:value-type="float">
            <text:p><text:s/>821,019 <text:s/></text:p>
          </table:table-cell>
          <table:table-cell table:style-name="ce42" office:value-type="float" office:value="361.15818024664" calcext:value-type="float">
            <text:p><text:s/>361 <text:s/></text:p>
          </table:table-cell>
          <table:table-cell table:style-name="ce42" office:value-type="float" office:value="358.813193469407" calcext:value-type="float">
            <text:p><text:s/>359 <text:s/></text:p>
          </table:table-cell>
          <table:table-cell table:style-name="ce42" office:value-type="float" office:value="15.9618647319467" calcext:value-type="float">
            <text:p><text:s/>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.85132873746" calcext:value-type="float">
            <text:p><text:s/>343 <text:s/></text:p>
          </table:table-cell>
          <table:table-cell table:style-name="ce42" office:value-type="float" office:value="2.3449867772333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91307.660649853" calcext:value-type="float">
            <text:p><text:s/>591,308 <text:s/></text:p>
          </table:table-cell>
          <table:table-cell table:style-name="ce42" office:value-type="float" office:value="12562.9493333333" calcext:value-type="float">
            <text:p><text:s/>12,563 <text:s/></text:p>
          </table:table-cell>
          <table:table-cell table:style-name="ce42" office:value-type="float" office:value="578744.71131652" calcext:value-type="float">
            <text:p><text:s/>578,745 <text:s/></text:p>
          </table:table-cell>
          <table:table-cell table:number-columns-repeated="2" table:style-name="ce42" office:value-type="float" office:value="342.85132873746" calcext:value-type="float">
            <text:p><text:s/>3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.85132873746" calcext:value-type="float">
            <text:p><text:s/>343 <text:s/></text:p>
          </table:table-cell>
          <table:table-cell table:style-name="ce42" office:value-type="float" office:value="-0.000000000000037" calcext:value-type="float">
            <text:p><text:s/>-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25886.078829663" calcext:value-type="float">
            <text:p>( 125,886 <text:s/>)</text:p>
          </table:table-cell>
          <table:table-cell table:style-name="ce45" office:value-type="float" office:value="8436.82133333333" calcext:value-type="float">
            <text:p>( 8,437 <text:s/>)</text:p>
          </table:table-cell>
          <table:table-cell table:style-name="ce45" office:value-type="float" office:value="117449.25749633" calcext:value-type="float">
            <text:p>( 117,44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63976.792264634" calcext:value-type="float">
            <text:p>( 463,977 <text:s/>)</text:p>
          </table:table-cell>
          <table:table-cell table:style-name="ce45" office:value-type="float" office:value="3589.63644444444" calcext:value-type="float">
            <text:p>( 3,590 <text:s/>)</text:p>
          </table:table-cell>
          <table:table-cell table:style-name="ce45" office:value-type="float" office:value="460387.15582019" calcext:value-type="float">
            <text:p>( 460,387 <text:s/>)</text:p>
          </table:table-cell>
          <table:table-cell table:number-columns-repeated="2" table:style-name="ce45" office:value-type="float" office:value="342.85132873746" calcext:value-type="float">
            <text:p>( 343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42.85132873746" calcext:value-type="float">
            <text:p>( 343 <text:s/>)</text:p>
          </table:table-cell>
          <table:table-cell table:style-name="ce45" office:value-type="float" office:value="-0.000000000000037" calcext:value-type="float">
            <text:p>( -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1444.78955555556" calcext:value-type="float">
            <text:p>( 1,445 <text:s/>)</text:p>
          </table:table-cell>
          <table:table-cell table:style-name="ce45" office:value-type="float" office:value="536.491555555556" calcext:value-type="float">
            <text:p>( 536 <text:s/>)</text:p>
          </table:table-cell>
          <table:table-cell table:style-name="ce45" office:value-type="float" office:value="908.298" calcext:value-type="float">
            <text:p>( 90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8834.3975555556" calcext:value-type="float">
            <text:p><text:s/>48,834 <text:s/></text:p>
          </table:table-cell>
          <table:table-cell table:style-name="ce42" office:value-type="float" office:value="25651.5075555556" calcext:value-type="float">
            <text:p><text:s/>25,652 <text:s/></text:p>
          </table:table-cell>
          <table:table-cell table:style-name="ce42" office:value-type="float" office:value="23182.89" calcext:value-type="float">
            <text:p><text:s/>23,183 <text:s/></text:p>
          </table:table-cell>
          <table:table-cell table:number-columns-repeated="3" table:style-name="ce42" office:value-type="float" office:value="15.9618647319467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31386.371043192" calcext:value-type="float">
            <text:p><text:s/>231,386 <text:s/></text:p>
          </table:table-cell>
          <table:table-cell table:style-name="ce42" office:value-type="float" office:value="22023.3022222222" calcext:value-type="float">
            <text:p><text:s/>22,023 <text:s/></text:p>
          </table:table-cell>
          <table:table-cell table:style-name="ce42" office:value-type="float" office:value="209363.06882097" calcext:value-type="float">
            <text:p><text:s/>209,363 <text:s/></text:p>
          </table:table-cell>
          <table:table-cell table:style-name="ce42" office:value-type="float" office:value="2.3449867772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34498677723333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774.80844444444" calcext:value-type="float">
            <text:p><text:s/>9,775 <text:s/></text:p>
          </table:table-cell>
          <table:table-cell table:style-name="ce46" office:value-type="float" office:value="46.5724444444444" calcext:value-type="float">
            <text:p><text:s/>47 <text:s/></text:p>
          </table:table-cell>
          <table:table-cell table:style-name="ce46" office:value-type="float" office:value="9728.236" calcext:value-type="float">
            <text:p><text:s/>9,72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72205.4294444444" calcext:value-type="float">
            <text:p><text:s/>72,205 <text:s/></text:p>
          </table:table-cell>
          <table:table-cell table:style-name="ce42" office:value-type="float" office:value="26567.2364444444" calcext:value-type="float">
            <text:p><text:s/>26,567 <text:s/></text:p>
          </table:table-cell>
          <table:table-cell table:style-name="ce42" office:value-type="float" office:value="45638.193" calcext:value-type="float">
            <text:p><text:s/>45,6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9408.4084444445" calcext:value-type="float">
            <text:p><text:s/>69,408 <text:s/></text:p>
          </table:table-cell>
          <table:table-cell table:style-name="ce42" office:value-type="float" office:value="6089.13244444444" calcext:value-type="float">
            <text:p><text:s/>6,089 <text:s/></text:p>
          </table:table-cell>
          <table:table-cell table:style-name="ce42" office:value-type="float" office:value="63319.276" calcext:value-type="float">
            <text:p><text:s/>63,3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88567.393333333" calcext:value-type="float">
            <text:p><text:s/>188,567 <text:s/></text:p>
          </table:table-cell>
          <table:table-cell table:style-name="ce46" office:value-type="float" office:value="15758.6453333333" calcext:value-type="float">
            <text:p><text:s/>15,759 <text:s/></text:p>
          </table:table-cell>
          <table:table-cell table:style-name="ce46" office:value-type="float" office:value="172808.748" calcext:value-type="float">
            <text:p><text:s/>172,80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2078.896444444" calcext:value-type="float">
            <text:p><text:s/>252,079 <text:s/></text:p>
          </table:table-cell>
          <table:table-cell table:style-name="ce42" office:value-type="float" office:value="150266.340444444" calcext:value-type="float">
            <text:p><text:s/>150,266 <text:s/></text:p>
          </table:table-cell>
          <table:table-cell table:style-name="ce42" office:value-type="float" office:value="101812.556" calcext:value-type="float">
            <text:p><text:s/>101,8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4838.49811111111" calcext:value-type="float">
            <text:p><text:s/>4,838 <text:s/></text:p>
          </table:table-cell>
          <table:table-cell table:style-name="ce42" office:value-type="float" office:value="1997.55911111111" calcext:value-type="float">
            <text:p><text:s/>1,998 <text:s/></text:p>
          </table:table-cell>
          <table:table-cell table:style-name="ce42" office:value-type="float" office:value="2840.939" calcext:value-type="float">
            <text:p><text:s/>2,8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47240.398333333" calcext:value-type="float">
            <text:p><text:s/>247,240 <text:s/></text:p>
          </table:table-cell>
          <table:table-cell table:style-name="ce42" office:value-type="float" office:value="148268.781333333" calcext:value-type="float">
            <text:p><text:s/>148,269 <text:s/></text:p>
          </table:table-cell>
          <table:table-cell table:style-name="ce42" office:value-type="float" office:value="98971.617" calcext:value-type="float">
            <text:p><text:s/>98,9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34447.895777778" calcext:value-type="float">
            <text:p>( 134,448 <text:s/>)</text:p>
          </table:table-cell>
          <table:table-cell table:style-name="ce45" office:value-type="float" office:value="111685.505777778" calcext:value-type="float">
            <text:p>( 111,686 <text:s/>)</text:p>
          </table:table-cell>
          <table:table-cell table:style-name="ce45" office:value-type="float" office:value="22762.39" calcext:value-type="float">
            <text:p>( 22,7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89021.8661111111" calcext:value-type="float">
            <text:p>( 89,022 <text:s/>)</text:p>
          </table:table-cell>
          <table:table-cell table:style-name="ce47" office:value-type="float" office:value="33224.8231111111" calcext:value-type="float">
            <text:p>( 33,225 <text:s/>)</text:p>
          </table:table-cell>
          <table:table-cell table:style-name="ce47" office:value-type="float" office:value="55797.043" calcext:value-type="float">
            <text:p>( 55,797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53517.05010033" calcext:value-type="float">
            <text:p><text:s/>553,517 <text:s/></text:p>
          </table:table-cell>
          <table:table-cell table:style-name="ce42" office:value-type="float" office:value="29275.176" calcext:value-type="float">
            <text:p><text:s/>29,275 <text:s/></text:p>
          </table:table-cell>
          <table:table-cell table:style-name="ce42" office:value-type="float" office:value="524241.87410033" calcext:value-type="float">
            <text:p><text:s/>524,2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64209.150989219" calcext:value-type="float">
            <text:p><text:s/>464,209 <text:s/></text:p>
          </table:table-cell>
          <table:table-cell table:style-name="ce42" office:value-type="float" office:value="15419.2968888889" calcext:value-type="float">
            <text:p><text:s/>15,419 <text:s/></text:p>
          </table:table-cell>
          <table:table-cell table:style-name="ce42" office:value-type="float" office:value="448789.85410033" calcext:value-type="float">
            <text:p><text:s/>448,7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89307.8991111111" calcext:value-type="float">
            <text:p><text:s/>89,308 <text:s/></text:p>
          </table:table-cell>
          <table:table-cell table:style-name="ce42" office:value-type="float" office:value="13855.8791111111" calcext:value-type="float">
            <text:p><text:s/>13,856 <text:s/></text:p>
          </table:table-cell>
          <table:table-cell table:style-name="ce42" office:value-type="float" office:value="75452.02" calcext:value-type="float">
            <text:p><text:s/>75,4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61652.3887777778" calcext:value-type="float">
            <text:p>( 61,652 <text:s/>)</text:p>
          </table:table-cell>
          <table:table-cell table:style-name="ce45" office:value-type="float" office:value="3799.43377777778" calcext:value-type="float">
            <text:p>( 3,799 <text:s/>)</text:p>
          </table:table-cell>
          <table:table-cell table:style-name="ce45" office:value-type="float" office:value="57852.955" calcext:value-type="float">
            <text:p>( 57,85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95827.740111111" calcext:value-type="float">
            <text:p><text:s/>195,828 <text:s/></text:p>
          </table:table-cell>
          <table:table-cell table:style-name="ce42" office:value-type="float" office:value="20271.4871111111" calcext:value-type="float">
            <text:p><text:s/>20,271 <text:s/></text:p>
          </table:table-cell>
          <table:table-cell table:style-name="ce42" office:value-type="float" office:value="175556.253" calcext:value-type="float">
            <text:p><text:s/>175,5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646.58866666667" calcext:value-type="float">
            <text:p><text:s/>6,647 <text:s/></text:p>
          </table:table-cell>
          <table:table-cell table:style-name="ce46" office:value-type="float" office:value="3840.41066666667" calcext:value-type="float">
            <text:p><text:s/>3,840 <text:s/></text:p>
          </table:table-cell>
          <table:table-cell table:style-name="ce46" office:value-type="float" office:value="2806.178" calcext:value-type="float">
            <text:p><text:s/>2,80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44551.332333333" calcext:value-type="float">
            <text:p><text:s/>344,551 <text:s/></text:p>
          </table:table-cell>
          <table:table-cell table:style-name="ce42" office:value-type="float" office:value="117957.621333333" calcext:value-type="float">
            <text:p><text:s/>117,958 <text:s/></text:p>
          </table:table-cell>
          <table:table-cell table:style-name="ce42" office:value-type="float" office:value="226593.711" calcext:value-type="float">
            <text:p><text:s/>226,5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238919.059111111" calcext:value-type="float">
            <text:p><text:s/>238,919 <text:s/></text:p>
          </table:table-cell>
          <table:table-cell table:style-name="ce42" office:value-type="float" office:value="109297.463111111" calcext:value-type="float">
            <text:p><text:s/>109,297 <text:s/></text:p>
          </table:table-cell>
          <table:table-cell table:style-name="ce42" office:value-type="float" office:value="129621.596" calcext:value-type="float">
            <text:p><text:s/>129,6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0214.7612222222" calcext:value-type="float">
            <text:p><text:s/>40,215 <text:s/></text:p>
          </table:table-cell>
          <table:table-cell table:style-name="ce42" office:value-type="float" office:value="17593.9182222222" calcext:value-type="float">
            <text:p><text:s/>17,594 <text:s/></text:p>
          </table:table-cell>
          <table:table-cell table:style-name="ce42" office:value-type="float" office:value="22620.843" calcext:value-type="float">
            <text:p><text:s/>22,6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style-name="ce42" office:value-type="float" office:value="87.3632222222222" calcext:value-type="float">
            <text:p><text:s/>87 <text:s/></text:p>
          </table:table-cell>
          <table:table-cell table:style-name="ce42" office:value-type="float" office:value="46.2302222222222" calcext:value-type="float">
            <text:p><text:s/>46 <text:s/></text:p>
          </table:table-cell>
          <table:table-cell table:style-name="ce42" office:value-type="float" office:value="41.133" calcext:value-type="float">
            <text:p><text:s/>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88063.520222222" calcext:value-type="float">
            <text:p><text:s/>188,064 <text:s/></text:p>
          </table:table-cell>
          <table:table-cell table:style-name="ce42" office:value-type="float" office:value="4423.39022222222" calcext:value-type="float">
            <text:p><text:s/>4,423 <text:s/></text:p>
          </table:table-cell>
          <table:table-cell table:style-name="ce42" office:value-type="float" office:value="183640.13" calcext:value-type="float">
            <text:p><text:s/>183,6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9116.301" calcext:value-type="float">
            <text:p><text:s/>9,1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16.301" calcext:value-type="float">
            <text:p><text:s/>9,116 <text:s/></text:p>
          </table:table-cell>
          <table:table-cell table:style-name="ce42" office:value-type="float" office:value="290969.922127133" calcext:value-type="float">
            <text:p><text:s/>290,9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0969.922127133" calcext:value-type="float">
            <text:p><text:s/>290,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55.4408888888889" calcext:value-type="float">
            <text:p><text:s/>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3069.86977777778" calcext:value-type="float">
            <text:p><text:s/>3,070 <text:s/></text:p>
          </table:table-cell>
          <table:table-cell table:style-name="ce43" office:value-type="float" office:value="1061.32177777778" calcext:value-type="float">
            <text:p><text:s/>1,061 <text:s/></text:p>
          </table:table-cell>
          <table:table-cell table:style-name="ce43" office:value-type="float" office:value="2008.548" calcext:value-type="float">
            <text:p><text:s/>2,00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.5466666666667" calcext:value-type="float">
            <text:p><text:s/>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.5466666666667" calcext:value-type="float">
            <text:p><text:s/>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.5466666666667" calcext:value-type="float">
            <text:p><text:s/>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.5466666666667" calcext:value-type="float">
            <text:p><text:s/>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124.108" calcext:value-type="float">
            <text:p><text:s/>4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24.108" calcext:value-type="float">
            <text:p><text:s/>4,1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124.108" calcext:value-type="float">
            <text:p><text:s/>4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24.108" calcext:value-type="float">
            <text:p><text:s/>4,1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67942.430777778" calcext:value-type="float">
            <text:p><text:s/>467,942 <text:s/></text:p>
          </table:table-cell>
          <table:table-cell table:style-name="ce42" office:value-type="float" office:value="341874.729777778" calcext:value-type="float">
            <text:p><text:s/>341,875 <text:s/></text:p>
          </table:table-cell>
          <table:table-cell table:style-name="ce42" office:value-type="float" office:value="126067.701" calcext:value-type="float">
            <text:p><text:s/>126,0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36585.1473333333" calcext:value-type="float">
            <text:p><text:s/>36,585 <text:s/></text:p>
          </table:table-cell>
          <table:table-cell table:style-name="ce42" office:value-type="float" office:value="29587.8773333333" calcext:value-type="float">
            <text:p><text:s/>29,588 <text:s/></text:p>
          </table:table-cell>
          <table:table-cell table:style-name="ce42" office:value-type="float" office:value="6997.27" calcext:value-type="float">
            <text:p><text:s/>6,9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73706.133777778" calcext:value-type="float">
            <text:p><text:s/>273,706 <text:s/></text:p>
          </table:table-cell>
          <table:table-cell table:style-name="ce42" office:value-type="float" office:value="196120.761777778" calcext:value-type="float">
            <text:p><text:s/>196,121 <text:s/></text:p>
          </table:table-cell>
          <table:table-cell table:style-name="ce42" office:value-type="float" office:value="77585.372" calcext:value-type="float">
            <text:p><text:s/>77,5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437.92" calcext:value-type="float">
            <text:p><text:s/>2,438 <text:s/></text:p>
          </table:table-cell>
          <table:table-cell table:style-name="ce42" office:value-type="float" office:value="2333.592" calcext:value-type="float">
            <text:p><text:s/>2,334 <text:s/></text:p>
          </table:table-cell>
          <table:table-cell table:style-name="ce42" office:value-type="float" office:value="104.328" calcext:value-type="float">
            <text:p><text:s/>1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94.7128888888889" calcext:value-type="float">
            <text:p><text:s/>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154.070222222222" calcext:value-type="float">
            <text:p><text:s/>1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817.13244444444" calcext:value-type="float">
            <text:p><text:s/>1,817 <text:s/></text:p>
          </table:table-cell>
          <table:table-cell table:style-name="ce42" office:value-type="float" office:value="1798.28444444444" calcext:value-type="float">
            <text:p><text:s/>1,798 <text:s/></text:p>
          </table:table-cell>
          <table:table-cell table:style-name="ce42" office:value-type="float" office:value="18.848" calcext:value-type="float">
            <text:p><text:s/>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13150.8107777778" calcext:value-type="float">
            <text:p><text:s/>13,151 <text:s/></text:p>
          </table:table-cell>
          <table:table-cell table:style-name="ce42" office:value-type="float" office:value="12304.1697777778" calcext:value-type="float">
            <text:p><text:s/>12,304 <text:s/></text:p>
          </table:table-cell>
          <table:table-cell table:style-name="ce42" office:value-type="float" office:value="846.641" calcext:value-type="float">
            <text:p><text:s/>8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67148.9324444445" calcext:value-type="float">
            <text:p><text:s/>67,149 <text:s/></text:p>
          </table:table-cell>
          <table:table-cell table:style-name="ce42" office:value-type="float" office:value="51763.0284444445" calcext:value-type="float">
            <text:p><text:s/>51,763 <text:s/></text:p>
          </table:table-cell>
          <table:table-cell table:style-name="ce42" office:value-type="float" office:value="15385.904" calcext:value-type="float">
            <text:p><text:s/>15,3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3021.0796666667" calcext:value-type="float">
            <text:p><text:s/>13,021 <text:s/></text:p>
          </table:table-cell>
          <table:table-cell table:style-name="ce42" office:value-type="float" office:value="9300.66666666667" calcext:value-type="float">
            <text:p><text:s/>9,301 <text:s/></text:p>
          </table:table-cell>
          <table:table-cell table:style-name="ce42" office:value-type="float" office:value="3720.413" calcext:value-type="float">
            <text:p><text:s/>3,7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9826.4912222222" calcext:value-type="float">
            <text:p><text:s/>59,826 <text:s/></text:p>
          </table:table-cell>
          <table:table-cell table:style-name="ce43" office:value-type="float" office:value="38417.5662222222" calcext:value-type="float">
            <text:p><text:s/>38,418 <text:s/></text:p>
          </table:table-cell>
          <table:table-cell table:style-name="ce43" office:value-type="float" office:value="21408.925" calcext:value-type="float">
            <text:p><text:s/>21,40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74207.428555556" calcext:value-type="float">
            <text:p><text:s/>774,207 <text:s/></text:p>
          </table:table-cell>
          <table:table-cell table:style-name="ce44" office:value-type="float" office:value="712372.403555556" calcext:value-type="float">
            <text:p><text:s/>712,372 <text:s/></text:p>
          </table:table-cell>
          <table:table-cell table:style-name="ce44" office:value-type="float" office:value="61835.025" calcext:value-type="float">
            <text:p><text:s/>61,83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1145432.792152" calcext:value-type="float">
            <text:p><text:s/>91,145,433 <text:s/></text:p>
          </table:table-cell>
          <table:table-cell table:style-name="ce42" office:value-type="float" office:value="19715" calcext:value-type="float">
            <text:p><text:s/>19,715 <text:s/></text:p>
          </table:table-cell>
          <table:table-cell table:style-name="ce42" office:value-type="float" office:value="91125717.792152" calcext:value-type="float">
            <text:p><text:s/>91,125,718 <text:s/></text:p>
          </table:table-cell>
          <table:table-cell table:style-name="ce42" office:value-type="float" office:value="3800176.202948" calcext:value-type="float">
            <text:p><text:s/>3,800,176 <text:s/></text:p>
          </table:table-cell>
          <table:table-cell table:style-name="ce42" office:value-type="float" office:value="169780.001853" calcext:value-type="float">
            <text:p><text:s/>169,780 <text:s/></text:p>
          </table:table-cell>
          <table:table-cell table:style-name="ce42" office:value-type="float" office:value="151433.873801" calcext:value-type="float">
            <text:p><text:s/>151,4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46.128052" calcext:value-type="float">
            <text:p><text:s/>18,346 <text:s/></text:p>
          </table:table-cell>
          <table:table-cell table:style-name="ce42" office:value-type="float" office:value="3630396.201095" calcext:value-type="float">
            <text:p><text:s/>3,630,3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692114.056" calcext:value-type="float">
            <text:p><text:s/>90,692,1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692114.056" calcext:value-type="float">
            <text:p><text:s/>90,692,1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91.439" calcext:value-type="float">
            <text:p><text:s/>38,591 <text:s/></text:p>
          </table:table-cell>
          <table:table-cell table:style-name="ce42" office:value-type="float" office:value="17791.439" calcext:value-type="float">
            <text:p><text:s/>17,7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91.439" calcext:value-type="float">
            <text:p><text:s/>17,791 <text:s/></text:p>
          </table:table-cell>
          <table:table-cell table:style-name="ce42" office:value-type="float" office:value="20800" calcext:value-type="float">
            <text:p><text:s/>20,8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928.136493" calcext:value-type="float">
            <text:p><text:s/>85,9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928.136493" calcext:value-type="float">
            <text:p><text:s/>85,9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53318.736152" calcext:value-type="float">
            <text:p><text:s/>453,319 <text:s/></text:p>
          </table:table-cell>
          <table:table-cell table:style-name="ce42" office:value-type="float" office:value="19715" calcext:value-type="float">
            <text:p><text:s/>19,715 <text:s/></text:p>
          </table:table-cell>
          <table:table-cell table:style-name="ce42" office:value-type="float" office:value="433603.736152" calcext:value-type="float">
            <text:p><text:s/>433,604 <text:s/></text:p>
          </table:table-cell>
          <table:table-cell table:style-name="ce42" office:value-type="float" office:value="3675656.627455" calcext:value-type="float">
            <text:p><text:s/>3,675,657 <text:s/></text:p>
          </table:table-cell>
          <table:table-cell table:style-name="ce42" office:value-type="float" office:value="151988.562853" calcext:value-type="float">
            <text:p><text:s/>151,989 <text:s/></text:p>
          </table:table-cell>
          <table:table-cell table:style-name="ce42" office:value-type="float" office:value="151433.873801" calcext:value-type="float">
            <text:p><text:s/>151,4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.689052" calcext:value-type="float">
            <text:p><text:s/>555 <text:s/></text:p>
          </table:table-cell>
          <table:table-cell table:style-name="ce42" office:value-type="float" office:value="3523668.064602" calcext:value-type="float">
            <text:p><text:s/>3,523,6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85685.870101" calcext:value-type="float">
            <text:p><text:s/>85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685.870101" calcext:value-type="float">
            <text:p><text:s/>85,686 <text:s/></text:p>
          </table:table-cell>
          <table:table-cell table:style-name="ce42" office:value-type="float" office:value="898095.986639" calcext:value-type="float">
            <text:p><text:s/>898,096 <text:s/></text:p>
          </table:table-cell>
          <table:table-cell table:number-columns-repeated="2" table:style-name="ce42" office:value-type="float" office:value="192416.8399" calcext:value-type="float">
            <text:p><text:s/>192,4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5679.146739" calcext:value-type="float">
            <text:p><text:s/>705,6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85685.870101" calcext:value-type="float">
            <text:p><text:s/>85,68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5685.870101" calcext:value-type="float">
            <text:p><text:s/>85,686 <text:s/></text:p>
          </table:table-cell>
          <table:table-cell table:style-name="ce43" office:value-type="float" office:value="898095.986639" calcext:value-type="float">
            <text:p><text:s/>898,096 <text:s/></text:p>
          </table:table-cell>
          <table:table-cell table:number-columns-repeated="2" table:style-name="ce43" office:value-type="float" office:value="192416.8399" calcext:value-type="float">
            <text:p><text:s/>192,41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05679.146739" calcext:value-type="float">
            <text:p><text:s/>705,679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29836.053908889" calcext:value-type="float">
            <text:p><text:s/>529,836 <text:s/></text:p>
          </table:table-cell>
          <table:table-cell table:style-name="ce41" office:value-type="float" office:value="723.077488888889" calcext:value-type="float">
            <text:p><text:s/>723 <text:s/></text:p>
          </table:table-cell>
          <table:table-cell table:style-name="ce41" office:value-type="float" office:value="383592.677515556" calcext:value-type="float">
            <text:p><text:s/>383,593 <text:s/></text:p>
          </table:table-cell>
          <table:table-cell table:style-name="ce41" office:value-type="float" office:value="180813.25248" calcext:value-type="float">
            <text:p><text:s/>180,813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359429.31022222" calcext:value-type="float">
            <text:p><text:s/>9,359,4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359429.31022222" calcext:value-type="float">
            <text:p><text:s/>9,359,429 <text:s/></text:p>
          </table:table-cell>
          <table:table-cell table:style-name="ce43" office:value-type="float" office:value="529836.053908889" calcext:value-type="float">
            <text:p><text:s/>529,836 <text:s/></text:p>
          </table:table-cell>
          <table:table-cell table:style-name="ce43" office:value-type="float" office:value="723.077488888889" calcext:value-type="float">
            <text:p><text:s/>723 <text:s/></text:p>
          </table:table-cell>
          <table:table-cell table:style-name="ce43" office:value-type="float" office:value="383592.677515556" calcext:value-type="float">
            <text:p><text:s/>383,593 <text:s/></text:p>
          </table:table-cell>
          <table:table-cell table:style-name="ce43" office:value-type="float" office:value="180813.25248" calcext:value-type="float">
            <text:p><text:s/>180,813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7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7" calcext:value-type="float">
            <text:p><text:s/>0 <text:s/></text:p>
          </table:table-cell>
          <table:table-cell table:style-name="ce43" office:value-type="float" office:value="-0.000000000002" calcext:value-type="float">
            <text:p><text:s/>-0 <text:s/></text:p>
          </table:table-cell>
          <table:table-cell table:style-name="ce43" office:value-type="float" office:value="-49034.9215733341" calcext:value-type="float">
            <text:p><text:s/>-49,0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359429.31022222" calcext:value-type="float">
            <text:p><text:s/>9,359,429 <text:s/></text:p>
          </table:table-cell>
          <table:table-cell table:style-name="ce42" office:value-type="float" office:value="836387.927242222" calcext:value-type="float">
            <text:p><text:s/>836,388 <text:s/></text:p>
          </table:table-cell>
          <table:table-cell table:style-name="ce42" office:value-type="float" office:value="723.077488888889" calcext:value-type="float">
            <text:p><text:s/>723 <text:s/></text:p>
          </table:table-cell>
          <table:table-cell table:style-name="ce42" office:value-type="float" office:value="383592.677515555" calcext:value-type="float">
            <text:p><text:s/>383,593 <text:s/></text:p>
          </table:table-cell>
          <table:table-cell table:style-name="ce42" office:value-type="float" office:value="180813.25248" calcext:value-type="float">
            <text:p><text:s/>180,813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359429.31022222" calcext:value-type="float">
            <text:p><text:s/>9,359,429 <text:s/></text:p>
          </table:table-cell>
          <table:table-cell table:style-name="ce42" office:value-type="float" office:value="836387.927242222" calcext:value-type="float">
            <text:p><text:s/>836,3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92.5725711111" calcext:value-type="float">
            <text:p><text:s/>26,893 <text:s/></text:p>
          </table:table-cell>
          <table:table-cell table:style-name="ce42" office:value-type="float" office:value="178014.334033333" calcext:value-type="float">
            <text:p><text:s/>178,014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3.077488888889" calcext:value-type="float">
            <text:p><text:s/>723 <text:s/></text:p>
          </table:table-cell>
          <table:table-cell table:style-name="ce42" office:value-type="float" office:value="356700.104944444" calcext:value-type="float">
            <text:p><text:s/>356,700 <text:s/></text:p>
          </table:table-cell>
          <table:table-cell table:style-name="ce42" office:value-type="float" office:value="2798.91844666667" calcext:value-type="float">
            <text:p><text:s/>2,799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551.873333333" calcext:value-type="float">
            <text:p><text:s/>306,5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00461.5591689" calcext:value-type="float">
            <text:p><text:s/>26,200,4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551.873333333" calcext:value-type="float">
            <text:p><text:s/>306,5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00461.5591689" calcext:value-type="float">
            <text:p><text:s/>26,200,4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0464.12213778" calcext:value-type="float">
            <text:p><text:s/>1,870,4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3.33203777778" calcext:value-type="float">
            <text:p><text:s/>2,1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9401.005531111" calcext:value-type="float">
            <text:p><text:s/>249,4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7929.288186667" calcext:value-type="float">
            <text:p><text:s/>957,9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0806.28" calcext:value-type="float">
            <text:p><text:s/>380,8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641.589195556" calcext:value-type="float">
            <text:p><text:s/>231,6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8542.6271866667" calcext:value-type="float">
            <text:p><text:s/>48,5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58472.896184445" calcext:value-type="float">
            <text:p><text:s/>858,4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520559.46242" calcext:value-type="float">
            <text:p><text:s/>23,520,5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520559.46242" calcext:value-type="float">
            <text:p><text:s/>23,520,5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11177.2239311" calcext:value-type="float">
            <text:p><text:s/>14,111,1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68.6264888889" calcext:value-type="float">
            <text:p><text:s/>19,4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5432.306231111" calcext:value-type="float">
            <text:p><text:s/>405,4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3078.1045" calcext:value-type="float">
            <text:p><text:s/>553,0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61.7160155556" calcext:value-type="float">
            <text:p><text:s/>16,2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489.6255844444" calcext:value-type="float">
            <text:p><text:s/>37,4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029.406197778" calcext:value-type="float">
            <text:p><text:s/>343,0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038.9273466667" calcext:value-type="float">
            <text:p><text:s/>53,0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09639.49096222" calcext:value-type="float">
            <text:p><text:s/>3,009,6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8861.08488444" calcext:value-type="float">
            <text:p><text:s/>2,238,8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18094.181413333" calcext:value-type="float">
            <text:p>( 518,09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05770.57912889" calcext:value-type="float">
            <text:p>( 1,705,77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996.3243422222" calcext:value-type="float">
            <text:p>( 14,99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3200.461671111" calcext:value-type="float">
            <text:p><text:s/>363,2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534.082184444" calcext:value-type="float">
            <text:p><text:s/>304,5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3043.862222222" calcext:value-type="float">
            <text:p><text:s/>103,0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128.883528889" calcext:value-type="float">
            <text:p><text:s/>125,1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212.353857778" calcext:value-type="float">
            <text:p><text:s/>101,2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12444.770511111" calcext:value-type="float">
            <text:p><text:s/>512,4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9712.19952" calcext:value-type="float">
            <text:p><text:s/>549,7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801.637055556" calcext:value-type="float">
            <text:p><text:s/>172,8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910.562464444" calcext:value-type="float">
            <text:p><text:s/>376,9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7382.4059444444" calcext:value-type="float">
            <text:p>( 37,38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83827.720093333" calcext:value-type="float">
            <text:p>( 283,82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63599.54957333" calcext:value-type="float">
            <text:p><text:s/>1,763,6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7609.55006222" calcext:value-type="float">
            <text:p><text:s/>1,547,6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989.999511111" calcext:value-type="float">
            <text:p><text:s/>215,9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8241.4185533333" calcext:value-type="float">
            <text:p>( 78,24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3333.442004444" calcext:value-type="float">
            <text:p><text:s/>633,3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61640.391084444" calcext:value-type="float">
            <text:p><text:s/>261,6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43705.82670667" calcext:value-type="float">
            <text:p><text:s/>4,943,7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09572.45763111" calcext:value-type="float">
            <text:p><text:s/>4,509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664.815555556" calcext:value-type="float">
            <text:p><text:s/>272,6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211.8943644445" calcext:value-type="float">
            <text:p><text:s/>89,2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699.566768889" calcext:value-type="float">
            <text:p><text:s/>109,7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211.525982222" calcext:value-type="float">
            <text:p><text:s/>215,2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173.8011466667" calcext:value-type="float">
            <text:p><text:s/>96,1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248.772877778" calcext:value-type="float">
            <text:p><text:s/>143,2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703.575575556" calcext:value-type="float">
            <text:p><text:s/>139,7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45.19730222222" calcext:value-type="float">
            <text:p><text:s/>3,5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0991.671835556" calcext:value-type="float">
            <text:p><text:s/>290,9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610.672651111" calcext:value-type="float">
            <text:p><text:s/>196,6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4380.9991844445" calcext:value-type="float">
            <text:p><text:s/>94,3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65924.29778089" calcext:value-type="float">
            <text:p><text:s/>4,465,9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2994.78077778" calcext:value-type="float">
            <text:p><text:s/>1,152,9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2220.124195556" calcext:value-type="float">
            <text:p><text:s/>712,2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820.758811111" calcext:value-type="float">
            <text:p><text:s/>210,8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848.9587466667" calcext:value-type="float">
            <text:p><text:s/>86,8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092.256248889" calcext:value-type="float">
            <text:p><text:s/>228,0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148.421046667" calcext:value-type="float">
            <text:p><text:s/>292,1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243.121902222" calcext:value-type="float">
            <text:p><text:s/>190,2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4055.03936" calcext:value-type="float">
            <text:p><text:s/>884,0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711.133427556" calcext:value-type="float">
            <text:p><text:s/>397,7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10789.703264444" calcext:value-type="float">
            <text:p><text:s/>310,7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09217.49599467" calcext:value-type="float">
            <text:p><text:s/>4,509,2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2323432" calcext:value-type="float">
            <text:p><text:s/>32,323,432 <text:s/></text:p>
          </table:table-cell>
          <table:table-cell table:style-name="ce42" office:value-type="float" office:value="8752896.913" calcext:value-type="float">
            <text:p><text:s/>8,752,897 <text:s/></text:p>
          </table:table-cell>
          <table:table-cell table:style-name="ce42" office:value-type="float" office:value="756.709" calcext:value-type="float">
            <text:p><text:s/>757 <text:s/></text:p>
          </table:table-cell>
          <table:table-cell table:style-name="ce42" office:value-type="float" office:value="4014341.974" calcext:value-type="float">
            <text:p><text:s/>4,014,342 <text:s/></text:p>
          </table:table-cell>
          <table:table-cell table:style-name="ce42" office:value-type="float" office:value="1892231.712" calcext:value-type="float">
            <text:p><text:s/>1,892,2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2323432" calcext:value-type="float">
            <text:p><text:s/>32,323,432 <text:s/></text:p>
          </table:table-cell>
          <table:table-cell table:style-name="ce42" office:value-type="float" office:value="8752896.913" calcext:value-type="float">
            <text:p><text:s/>8,752,8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1433.899" calcext:value-type="float">
            <text:p><text:s/>281,434 <text:s/></text:p>
          </table:table-cell>
          <table:table-cell table:style-name="ce42" office:value-type="float" office:value="1862940.705" calcext:value-type="float">
            <text:p><text:s/>1,862,9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6.709" calcext:value-type="float">
            <text:p><text:s/>757 <text:s/></text:p>
          </table:table-cell>
          <table:table-cell table:style-name="ce42" office:value-type="float" office:value="3732908.075" calcext:value-type="float">
            <text:p><text:s/>3,732,908 <text:s/></text:p>
          </table:table-cell>
          <table:table-cell table:style-name="ce42" office:value-type="float" office:value="29291.007" calcext:value-type="float">
            <text:p><text:s/>29,2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1058" calcext:value-type="float">
            <text:p><text:s/>101,05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110115.72732002" calcext:value-type="float">
            <text:p><text:s/>3,110,116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290317.048324" calcext:value-type="float">
            <text:p><text:s/>145,290,317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99180.8851134" calcext:value-type="float">
            <text:p><text:s/>21,799,181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4411.34586667" calcext:value-type="float">
            <text:p><text:s/>1,444,41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2808.576" calcext:value-type="float">
            <text:p><text:s/>3,342,809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430.813801622" calcext:value-type="float">
            <text:p><text:s/>474,431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1058" calcext:value-type="float">
            <text:p><text:s/>101,0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1339601.154863" calcext:value-type="float">
            <text:p><text:s/>121,339,601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25251.6138399" calcext:value-type="float">
            <text:p><text:s/>27,025,252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7" calcext:value-type="float">
            <text:p><text:s/>-0 <text:s/></text:p>
          </table:table-cell>
          <table:table-cell table:style-name="ce43" office:value-type="float" office:value="733826.733322836" calcext:value-type="float">
            <text:p><text:s/>733,827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265213.56233" calcext:value-type="float">
            <text:p><text:s/>126,265,214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73534.29156222" calcext:value-type="float">
            <text:p><text:s/>6,373,534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67277.66333333" calcext:value-type="float">
            <text:p><text:s/>5,467,278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054344.8823381" calcext:value-type="float">
            <text:p><text:s/>52,054,345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948574.6107356" calcext:value-type="float">
            <text:p><text:s/>49,948,575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6692.74905482" calcext:value-type="float">
            <text:p><text:s/>786,693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1079.124934444" calcext:value-type="float">
            <text:p><text:s/>501,079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133710.2403713" calcext:value-type="float">
            <text:p><text:s/>11,133,710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2908.74455022" calcext:value-type="float">
            <text:p><text:s/>2,462,909 <text:s/></text:p>
          </table:table-cell>
          <table:table-cell table:style-name="ce42" office:value-type="float" office:value="118626692.211186" calcext:value-type="float">
            <text:p><text:s/>118,626,692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2908.74455022" calcext:value-type="float">
            <text:p><text:s/>2,462,909 <text:s/></text:p>
          </table:table-cell>
          <table:table-cell table:style-name="ce42" office:value-type="float" office:value="91659896.603306" calcext:value-type="float">
            <text:p><text:s/>91,659,897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966795.6078797" calcext:value-type="float">
            <text:p><text:s/>26,966,796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2843.410539333" calcext:value-type="float">
            <text:p><text:s/>552,843 <text:s/></text:p>
          </table:table-cell>
          <table:table-cell table:style-name="ce42" office:value-type="float" office:value="7469177.55860981" calcext:value-type="float">
            <text:p><text:s/>7,469,178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2836.199333333" calcext:value-type="float">
            <text:p><text:s/>632,836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831.969666667" calcext:value-type="float">
            <text:p><text:s/>678,832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3.33203777778" calcext:value-type="float">
            <text:p><text:s/>2,143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8239.164983778" calcext:value-type="float">
            <text:p><text:s/>468,239 <text:s/></text:p>
          </table:table-cell>
          <table:table-cell table:style-name="ce42" office:value-type="float" office:value="4448208.37062537" calcext:value-type="float">
            <text:p><text:s/>4,448,208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9569.264875556" calcext:value-type="float">
            <text:p><text:s/>959,56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806.28" calcext:value-type="float">
            <text:p><text:s/>380,806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604.2455555556" calcext:value-type="float">
            <text:p><text:s/>84,604 <text:s/></text:p>
          </table:table-cell>
          <table:table-cell table:style-name="ce42" office:value-type="float" office:value="317819.168084444" calcext:value-type="float">
            <text:p><text:s/>317,819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8962.9739866667" calcext:value-type="float">
            <text:p><text:s/>48,963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32835.972851111" calcext:value-type="float">
            <text:p><text:s/>932,836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1058" calcext:value-type="float">
            <text:p><text:s/>101,058 <text:s/></text:p>
          </table:table-cell>
          <table:table-cell table:style-name="ce44" office:value-type="float" office:value="1910065.33401089" calcext:value-type="float">
            <text:p><text:s/>1,910,065 <text:s/></text:p>
          </table:table-cell>
          <table:table-cell table:style-name="ce44" office:value-type="float" office:value="77539987.925095" calcext:value-type="float">
            <text:p><text:s/>77,539,988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1058" calcext:value-type="float">
            <text:p><text:s/>101,058 <text:s/></text:p>
          </table:table-cell>
          <table:table-cell table:style-name="ce44" office:value-type="float" office:value="1910065.33401089" calcext:value-type="float">
            <text:p><text:s/>1,910,065 <text:s/></text:p>
          </table:table-cell>
          <table:table-cell table:style-name="ce44" office:value-type="float" office:value="53423790.1923455" calcext:value-type="float">
            <text:p><text:s/>53,423,790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8896.73043911" calcext:value-type="float">
            <text:p><text:s/>1,908,897 <text:s/></text:p>
          </table:table-cell>
          <table:table-cell table:style-name="ce42" office:value-type="float" office:value="26818675.4152451" calcext:value-type="float">
            <text:p><text:s/>26,818,675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89.2625353889" calcext:value-type="float">
            <text:p><text:s/>26,78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45.6531111111" calcext:value-type="float">
            <text:p><text:s/>27,346 <text:s/></text:p>
          </table:table-cell>
          <table:table-cell table:style-name="ce42" office:value-type="float" office:value="816595.44956965" calcext:value-type="float">
            <text:p><text:s/>816,595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89.8558606667" calcext:value-type="float">
            <text:p><text:s/>48,390 <text:s/></text:p>
          </table:table-cell>
          <table:table-cell table:style-name="ce42" office:value-type="float" office:value="1191013.06069945" calcext:value-type="float">
            <text:p><text:s/>1,191,013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8.95888888889" calcext:value-type="float">
            <text:p><text:s/>1,139 <text:s/></text:p>
          </table:table-cell>
          <table:table-cell table:style-name="ce42" office:value-type="float" office:value="29941.4943589" calcext:value-type="float">
            <text:p><text:s/>29,941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378.2762259778" calcext:value-type="float">
            <text:p><text:s/>43,378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56.15866666667" calcext:value-type="float">
            <text:p><text:s/>6,156 <text:s/></text:p>
          </table:table-cell>
          <table:table-cell table:style-name="ce42" office:value-type="float" office:value="1100213.87389512" calcext:value-type="float">
            <text:p><text:s/>1,100,214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267.3056422" calcext:value-type="float">
            <text:p><text:s/>61,267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8431.55857844" calcext:value-type="float">
            <text:p><text:s/>1,698,432 <text:s/></text:p>
          </table:table-cell>
          <table:table-cell table:style-name="ce42" office:value-type="float" office:value="8025072.15823991" calcext:value-type="float">
            <text:p><text:s/>8,025,072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1512.65118733" calcext:value-type="float">
            <text:p><text:s/>1,591,513 <text:s/></text:p>
          </table:table-cell>
          <table:table-cell table:style-name="ce42" office:value-type="float" office:value="6248071.76347971" calcext:value-type="float">
            <text:p><text:s/>6,248,072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26210.550595556" calcext:value-type="float">
            <text:p>( 426,211 <text:s/>)</text:p>
          </table:table-cell>
          <table:table-cell table:style-name="ce45" office:value-type="float" office:value="1188525.83142097" calcext:value-type="float">
            <text:p>( 1,188,526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65302.10059178" calcext:value-type="float">
            <text:p>( 1,165,302 <text:s/>)</text:p>
          </table:table-cell>
          <table:table-cell table:style-name="ce45" office:value-type="float" office:value="5040086.04482763" calcext:value-type="float">
            <text:p>( 5,040,086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459.8872311111" calcext:value-type="float">
            <text:p>( 19,460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069.326" calcext:value-type="float">
            <text:p><text:s/>81,069 <text:s/></text:p>
          </table:table-cell>
          <table:table-cell table:style-name="ce42" office:value-type="float" office:value="890180.987431367" calcext:value-type="float">
            <text:p><text:s/>890,181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3.75409111111" calcext:value-type="float">
            <text:p><text:s/>1,064 <text:s/></text:p>
          </table:table-cell>
          <table:table-cell table:style-name="ce42" office:value-type="float" office:value="660883.192082164" calcext:value-type="float">
            <text:p><text:s/>660,883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4785.8273" calcext:value-type="float">
            <text:p><text:s/>24,786 <text:s/></text:p>
          </table:table-cell>
          <table:table-cell table:style-name="ce46" office:value-type="float" office:value="225936.215246667" calcext:value-type="float">
            <text:p><text:s/>225,936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27.7428888889" calcext:value-type="float">
            <text:p><text:s/>13,728 <text:s/></text:p>
          </table:table-cell>
          <table:table-cell table:style-name="ce42" office:value-type="float" office:value="272534.221760528" calcext:value-type="float">
            <text:p><text:s/>272,534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030.202627554" calcext:value-type="float">
            <text:p><text:s/>187,030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61286.4604444445" calcext:value-type="float">
            <text:p><text:s/>61,286 <text:s/></text:p>
          </table:table-cell>
          <table:table-cell table:style-name="ce46" office:value-type="float" office:value="820918.546198981" calcext:value-type="float">
            <text:p><text:s/>820,919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508" calcext:value-type="float">
            <text:p><text:s/>2 <text:s/></text:p>
          </table:table-cell>
          <table:table-cell table:style-name="ce42" office:value-type="float" office:value="2125149.46490225" calcext:value-type="float">
            <text:p><text:s/>2,125,149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8235.44106111" calcext:value-type="float">
            <text:p><text:s/>1,258,235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508" calcext:value-type="float">
            <text:p><text:s/>2 <text:s/></text:p>
          </table:table-cell>
          <table:table-cell table:style-name="ce42" office:value-type="float" office:value="866914.023841134" calcext:value-type="float">
            <text:p><text:s/>866,914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.508" calcext:value-type="float">
            <text:p>( 2 <text:s/>)</text:p>
          </table:table-cell>
          <table:table-cell table:style-name="ce45" office:value-type="float" office:value="192196.242115046" calcext:value-type="float">
            <text:p>( 192,196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524959.242188311" calcext:value-type="float">
            <text:p>( 524,959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58.4377777778" calcext:value-type="float">
            <text:p><text:s/>10,858 <text:s/></text:p>
          </table:table-cell>
          <table:table-cell table:style-name="ce42" office:value-type="float" office:value="4246371.33391289" calcext:value-type="float">
            <text:p><text:s/>4,246,371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17.81688888889" calcext:value-type="float">
            <text:p><text:s/>5,118 <text:s/></text:p>
          </table:table-cell>
          <table:table-cell table:style-name="ce42" office:value-type="float" office:value="3891505.80600973" calcext:value-type="float">
            <text:p><text:s/>3,891,506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40.62088888889" calcext:value-type="float">
            <text:p><text:s/>5,741 <text:s/></text:p>
          </table:table-cell>
          <table:table-cell table:style-name="ce42" office:value-type="float" office:value="354865.527903154" calcext:value-type="float">
            <text:p><text:s/>354,866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740.62088888889" calcext:value-type="float">
            <text:p>( 5,741 <text:s/>)</text:p>
          </table:table-cell>
          <table:table-cell table:style-name="ce45" office:value-type="float" office:value="182733.804813743" calcext:value-type="float">
            <text:p>( 182,734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4.76977777778" calcext:value-type="float">
            <text:p><text:s/>1,025 <text:s/></text:p>
          </table:table-cell>
          <table:table-cell table:style-name="ce42" office:value-type="float" office:value="871985.208352953" calcext:value-type="float">
            <text:p><text:s/>871,985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76051.826632398" calcext:value-type="float">
            <text:p><text:s/>276,052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312.1073333333" calcext:value-type="float">
            <text:p><text:s/>40,312 <text:s/></text:p>
          </table:table-cell>
          <table:table-cell table:style-name="ce42" office:value-type="float" office:value="5362227.64050903" calcext:value-type="float">
            <text:p><text:s/>5,362,228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312.1073333333" calcext:value-type="float">
            <text:p><text:s/>40,312 <text:s/></text:p>
          </table:table-cell>
          <table:table-cell table:style-name="ce42" office:value-type="float" office:value="4801458.68152314" calcext:value-type="float">
            <text:p><text:s/>4,801,459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.9871111111111" calcext:value-type="float">
            <text:p><text:s/>29 <text:s/></text:p>
          </table:table-cell>
          <table:table-cell table:style-name="ce42" office:value-type="float" office:value="338367.181611129" calcext:value-type="float">
            <text:p><text:s/>338,367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343.4864966667" calcext:value-type="float">
            <text:p><text:s/>89,343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.532" calcext:value-type="float">
            <text:p><text:s/>195 <text:s/></text:p>
          </table:table-cell>
          <table:table-cell table:style-name="ce42" office:value-type="float" office:value="300150.046524444" calcext:value-type="float">
            <text:p><text:s/>300,150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8255.435176069" calcext:value-type="float">
            <text:p><text:s/>528,255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950.069595856" calcext:value-type="float">
            <text:p><text:s/>102,950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069.86977777778" calcext:value-type="float">
            <text:p><text:s/>3,070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02339.7762198" calcext:value-type="float">
            <text:p><text:s/>13,402,340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28.682666667" calcext:value-type="float">
            <text:p><text:s/>104,129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94732.5150754" calcext:value-type="float">
            <text:p><text:s/>13,094,733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834.242242222" calcext:value-type="float">
            <text:p><text:s/>139,834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45.19730222222" calcext:value-type="float">
            <text:p><text:s/>3,545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99.1389333333" calcext:value-type="float">
            <text:p><text:s/>60,099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3642.003235556" calcext:value-type="float">
            <text:p><text:s/>833,642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280.389251111" calcext:value-type="float">
            <text:p><text:s/>275,280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8361.613984444" calcext:value-type="float">
            <text:p><text:s/>558,362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31.74" calcext:value-type="float">
            <text:p><text:s/>3,032 <text:s/></text:p>
          </table:table-cell>
          <table:table-cell table:style-name="ce42" office:value-type="float" office:value="1168.60357177778" calcext:value-type="float">
            <text:p><text:s/>1,169 <text:s/></text:p>
          </table:table-cell>
          <table:table-cell table:style-name="ce42" office:value-type="float" office:value="5797380.51206805" calcext:value-type="float">
            <text:p><text:s/>5,797,381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4561.7118902" calcext:value-type="float">
            <text:p><text:s/>1,374,562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4585.82743392" calcext:value-type="float">
            <text:p><text:s/>1,104,586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848.931290778" calcext:value-type="float">
            <text:p><text:s/>244,849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137.5012355555" calcext:value-type="float">
            <text:p><text:s/>87,138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249.020271111" calcext:value-type="float">
            <text:p><text:s/>237,249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717.742491111" calcext:value-type="float">
            <text:p><text:s/>294,718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846.944906764" calcext:value-type="float">
            <text:p><text:s/>209,847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4.510222222222" calcext:value-type="float">
            <text:p><text:s/>725 <text:s/></text:p>
          </table:table-cell>
          <table:table-cell table:style-name="ce42" office:value-type="float" office:value="964684.563364483" calcext:value-type="float">
            <text:p><text:s/>964,685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31.74" calcext:value-type="float">
            <text:p><text:s/>3,0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3542.219162081" calcext:value-type="float">
            <text:p><text:s/>823,542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44.093349555556" calcext:value-type="float">
            <text:p><text:s/>444 <text:s/></text:p>
          </table:table-cell>
          <table:table-cell table:style-name="ce43" office:value-type="float" office:value="456206.050022041" calcext:value-type="float">
            <text:p><text:s/>456,206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8026.26" calcext:value-type="float">
            <text:p><text:s/>98,0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571752.48557692" calcext:value-type="float">
            <text:p><text:s/>6,571,752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16197.7327495" calcext:value-type="float">
            <text:p><text:s/>24,116,19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16197.7327495" calcext:value-type="float">
            <text:p><text:s/>24,116,19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074036.2177674" calcext:value-type="float">
            <text:p>( 20,074,036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190867.571939" calcext:value-type="float">
            <text:p><text:s/>274,190,868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519066.342" calcext:value-type="float">
            <text:p><text:s/>230,519,066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6174.229999" calcext:value-type="float">
            <text:p><text:s/>5,946,174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7081.999996" calcext:value-type="float">
            <text:p><text:s/>1,577,082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148544.999944" calcext:value-type="float">
            <text:p><text:s/>36,148,545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98114.999951" calcext:value-type="float">
            <text:p><text:s/>29,398,115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398114.999951" calcext:value-type="float">
            <text:p><text:s/>29,398,115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